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B000001E7F9DAD2BB6D1D6839.png" manifest:media-type="image/png"/>
  <manifest:file-entry manifest:full-path="Pictures/100000010000019B000001C7068638AE48083EFE.png" manifest:media-type="image/png"/>
  <manifest:file-entry manifest:full-path="Pictures/100000010000019C000001C7CBFE3AEC77832552.png" manifest:media-type="image/png"/>
  <manifest:file-entry manifest:full-path="Pictures/100000010000032400000226DEF201A93986F01D.png" manifest:media-type="image/png"/>
  <manifest:file-entry manifest:full-path="Pictures/10000001000003210000021364BD834E45A6584E.png" manifest:media-type="image/png"/>
  <manifest:file-entry manifest:full-path="Pictures/100000010000032A0000023A3C9D5BDA7D20E43A.png" manifest:media-type="image/png"/>
  <manifest:file-entry manifest:full-path="Pictures/1000000100000124000000CE4AA61DF3A985C737.png" manifest:media-type="image/png"/>
  <manifest:file-entry manifest:full-path="Pictures/100000010000011400000158D59703E425FE664C.png" manifest:media-type="image/png"/>
  <manifest:file-entry manifest:full-path="Pictures/10000001000001DA00000252B90EFC88658DB183.png" manifest:media-type="image/png"/>
  <manifest:file-entry manifest:full-path="Pictures/10000001000002420000012E5015BEA23C6F8DE7.png" manifest:media-type="image/png"/>
  <manifest:file-entry manifest:full-path="Pictures/100000010000023E0000020ADAD5596FE52941EF.png" manifest:media-type="image/png"/>
  <manifest:file-entry manifest:full-path="Pictures/100000010000023E000002D492D4A1186DF79036.png" manifest:media-type="image/png"/>
  <manifest:file-entry manifest:full-path="Pictures/10000001000002430000024C51B1AB5D315A5416.png" manifest:media-type="image/png"/>
  <manifest:file-entry manifest:full-path="Pictures/100000010000020C0000017D48D548E313D9F144.png" manifest:media-type="image/png"/>
  <manifest:file-entry manifest:full-path="Pictures/1000000100000243000002D5A8C1E3AF01806DB4.png" manifest:media-type="image/png"/>
  <manifest:file-entry manifest:full-path="Pictures/1000000100000324000002261F1AEE4D58DBA11A.png" manifest:media-type="image/png"/>
  <manifest:file-entry manifest:full-path="Pictures/100000010000021700000189AE2FBC316D6756C4.png" manifest:media-type="image/png"/>
  <manifest:file-entry manifest:full-path="Pictures/10000001000000FC00000140D113041A2C0AFDCF.png" manifest:media-type="image/png"/>
  <manifest:file-entry manifest:full-path="Pictures/1000000100000242000001ACD62BAABB87454DFA.png" manifest:media-type="image/png"/>
  <manifest:file-entry manifest:full-path="Pictures/100000010000017E0000022144EF9593DFBB84B0.png" manifest:media-type="image/png"/>
  <manifest:file-entry manifest:full-path="Pictures/1000000100000243000002D55501988581F18ABA.png" manifest:media-type="image/png"/>
  <manifest:file-entry manifest:full-path="Pictures/100000010000011400000159C8DBC9B47ADFB470.png" manifest:media-type="image/png"/>
  <manifest:file-entry manifest:full-path="Pictures/100000010000011400000159C57F0EFA9A36383C.png" manifest:media-type="image/png"/>
  <manifest:file-entry manifest:full-path="Pictures/100000010000024A000002A377EED2C52051FF45.png" manifest:media-type="image/png"/>
  <manifest:file-entry manifest:full-path="Pictures/10000001000001950000021A1FD533362CDF1C12.png" manifest:media-type="image/png"/>
  <manifest:file-entry manifest:full-path="Pictures/100000010000020C0000017DBE0EE7AD92013FD4.png" manifest:media-type="image/png"/>
  <manifest:file-entry manifest:full-path="Pictures/1000000100000243000003234D3C1C7B62B7B479.png" manifest:media-type="image/png"/>
  <manifest:file-entry manifest:full-path="Pictures/100000010000023E00000153C370EE2E8FC8EF1B.png" manifest:media-type="image/png"/>
  <manifest:file-entry manifest:full-path="Pictures/100000010000020C0000017D8D603962783EBBEB.png" manifest:media-type="image/png"/>
  <manifest:file-entry manifest:full-path="Pictures/10000001000001BE00000178F62A8AF8A9689328.png" manifest:media-type="image/png"/>
  <manifest:file-entry manifest:full-path="Pictures/10000001000001E00000012ECE60ED41EFDAE020.png" manifest:media-type="image/png"/>
  <manifest:file-entry manifest:full-path="Pictures/10000001000001DA0000021E19D4B4191132686D.png" manifest:media-type="image/png"/>
  <manifest:file-entry manifest:full-path="Pictures/10000001000000B00000010C66655F4DC92C24C6.png" manifest:media-type="image/png"/>
  <manifest:file-entry manifest:full-path="Pictures/100000010000011A0000008A9C5E2BCA373D789A.png" manifest:media-type="image/png"/>
  <manifest:file-entry manifest:full-path="Pictures/10000001000001450000019E459B5F3EE0614454.png" manifest:media-type="image/png"/>
  <manifest:file-entry manifest:full-path="Pictures/100000010000015F000000C584998A9E3FEBB987.png" manifest:media-type="image/png"/>
  <manifest:file-entry manifest:full-path="Pictures/1000000100000243000002D52F2C7CC68D04B4A3.png" manifest:media-type="image/png"/>
  <manifest:file-entry manifest:full-path="Pictures/100000010000010E00000174CBEECCD56CFCFBE5.png" manifest:media-type="image/png"/>
  <manifest:file-entry manifest:full-path="Pictures/100000010000014B0000019EC2D83FEBC07BA517.png" manifest:media-type="image/png"/>
  <manifest:file-entry manifest:full-path="Pictures/100000010000019B000001C7C75545A8263C67C2.png" manifest:media-type="image/png"/>
  <manifest:file-entry manifest:full-path="Pictures/1000000100000243000002D53F83A5BA1C877EF4.png" manifest:media-type="image/png"/>
  <manifest:file-entry manifest:full-path="Pictures/1000000100000114000001583A92F441B5CE7088.png" manifest:media-type="image/png"/>
  <manifest:file-entry manifest:full-path="Pictures/10000001000000FF000001A804039D3DCA370BA0.png" manifest:media-type="image/png"/>
  <manifest:file-entry manifest:full-path="Pictures/10000001000001BE00000178237046830241640C.png" manifest:media-type="image/png"/>
  <manifest:file-entry manifest:full-path="Pictures/100000010000013C0000014059A58F59F7DA3DB5.png" manifest:media-type="image/png"/>
  <manifest:file-entry manifest:full-path="Pictures/10000001000001450000019EE32221719F3CF4A6.png" manifest:media-type="image/png"/>
  <manifest:file-entry manifest:full-path="Pictures/100000010000012D0000010BD86DEEFBC9F3EC0B.png" manifest:media-type="image/png"/>
  <manifest:file-entry manifest:full-path="Pictures/10000001000001E00000012EB27B59C333DDAFCB.png" manifest:media-type="image/png"/>
  <manifest:file-entry manifest:full-path="Pictures/100000010000014E0000021A95A566A8E26345A0.png" manifest:media-type="image/png"/>
  <manifest:file-entry manifest:full-path="Pictures/10000001000000B5000001AAD9D3B1BEA255C937.png" manifest:media-type="image/png"/>
  <manifest:file-entry manifest:full-path="Pictures/100000010000009200000056013A002E96C32962.png" manifest:media-type="image/png"/>
  <manifest:file-entry manifest:full-path="Pictures/100000010000018F000001AA7BB2B8F6B0F1D29F.png" manifest:media-type="image/png"/>
  <manifest:file-entry manifest:full-path="Pictures/10000001000000F3000000A41E9CC64E0013B367.png" manifest:media-type="image/png"/>
  <manifest:file-entry manifest:full-path="Pictures/100000010000013F0000017BB7B6C9CF24BE9735.png" manifest:media-type="image/png"/>
  <manifest:file-entry manifest:full-path="Pictures/10000001000003B800000293CC87B1E651367BCA.png" manifest:media-type="image/png"/>
  <manifest:file-entry manifest:full-path="Pictures/100000010000008600000056EBDFD3AB5AAF1A6D.png" manifest:media-type="image/png"/>
  <manifest:file-entry manifest:full-path="Pictures/100000010000007C00000022FD196454874AC808.png" manifest:media-type="image/png"/>
  <manifest:file-entry manifest:full-path="Pictures/10000001000002A800000185744610893D62FAF6.png" manifest:media-type="image/png"/>
  <manifest:file-entry manifest:full-path="Pictures/100000010000039F0000020BE879CEF4FD0B5F40.png" manifest:media-type="image/png"/>
  <manifest:file-entry manifest:full-path="Pictures/10000001000002120000007BEEC90B32E13B8A62.png" manifest:media-type="image/png"/>
  <manifest:file-entry manifest:full-path="Pictures/10000001000001DD000000A4D442F5C536E82520.png" manifest:media-type="image/png"/>
  <manifest:file-entry manifest:full-path="Pictures/10000001000002480000007736B17C747113B719.png" manifest:media-type="image/png"/>
  <manifest:file-entry manifest:full-path="Pictures/100000010000008900000140F7531BEF4219B090.png" manifest:media-type="image/png"/>
  <manifest:file-entry manifest:full-path="Pictures/10000001000001950000021A416E25071930BFAF.png" manifest:media-type="image/png"/>
  <manifest:file-entry manifest:full-path="Pictures/10000001000001B4000000A5953EE432C8BA83D2.png" manifest:media-type="image/png"/>
  <manifest:file-entry manifest:full-path="Pictures/100000010000014E00000219A0C52DB036A26C97.png" manifest:media-type="image/png"/>
  <manifest:file-entry manifest:full-path="Pictures/100000010000027F0000017E95F31EAA1048081C.png" manifest:media-type="image/png"/>
  <manifest:file-entry manifest:full-path="Pictures/100000010000023E0000002CEE7B6FCA0E7D2279.png" manifest:media-type="image/png"/>
  <manifest:file-entry manifest:full-path="Pictures/1000000100000324000002263AE90F5439AD0B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4cm" fo:min-width="0.455cm"/>
      <style:paragraph-properties style:writing-mode="lr-tb"/>
    </style:style>
    <style:style style:name="gr3" style:family="graphic" style:parent-style-name="objectwithoutfill">
      <style:graphic-properties svg:stroke-width="0.053cm" svg:stroke-color="#ff8000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ff8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.455cm"/>
      <style:paragraph-properties style:writing-mode="lr-tb"/>
    </style:style>
    <style:style style:name="gr6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4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marker-end="Arrowheads_20_7" draw:fill="none" draw:textarea-vertical-align="middle"/>
    </style:style>
    <style:style style:name="gr11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/>
    </style:style>
    <style:style style:name="gr12" style:family="graphic" style:parent-style-name="callout">
      <style:graphic-properties/>
    </style:style>
    <style:style style:name="gr13" style:family="graphic" style:parent-style-name="objectwithoutfill">
      <style:graphic-properties svg:stroke-color="#3465a4" draw:marker-end="" draw:marker-end-width="0.3cm" draw:fill="solid" draw:textarea-vertical-align="middle"/>
    </style:style>
    <style:style style:name="gr14" style:family="graphic" style:parent-style-name="objectwithoutfill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3.777cm" fo:min-width="0cm" fo:padding-top="0.142cm" fo:padding-bottom="0.142cm" fo:padding-left="0.267cm" fo:padding-right="0.267cm" fo:wrap-option="wrap"/>
    </style:style>
    <style:style style:name="gr18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6.525cm" fo:min-width="0cm" fo:padding-top="0.142cm" fo:padding-bottom="0.142cm" fo:padding-left="0.267cm" fo:padding-right="0.267cm" fo:wrap-option="wrap"/>
    </style:style>
    <style:style style:name="gr19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78cm" fo:min-width="0cm" fo:padding-top="0.142cm" fo:padding-bottom="0.142cm" fo:padding-left="0.267cm" fo:padding-right="0.267cm" fo:wrap-option="wrap"/>
    </style:style>
    <style:style style:name="gr20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26cm" fo:min-width="0.176cm" fo:padding-top="0.142cm" fo:padding-bottom="0.142cm" fo:padding-left="0.267cm" fo:padding-right="0.267cm"/>
    </style:style>
    <style:style style:name="gr21" style:family="graphic" style:parent-style-name="objectwithoutfill">
      <style:graphic-properties draw:stroke="dash" draw:stroke-dash="Dot" svg:stroke-color="#ffff00" svg:stroke-linecap="butt" draw:fill="solid" draw:textarea-vertical-align="middle"/>
    </style:style>
    <style:style style:name="gr22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3.172cm" fo:min-width="0cm" fo:padding-top="0.142cm" fo:padding-bottom="0.142cm" fo:padding-left="0.267cm" fo:padding-right="0.267cm" fo:wrap-option="wrap"/>
    </style:style>
    <style:style style:name="gr23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2.285cm" fo:min-width="0cm" fo:padding-top="0.142cm" fo:padding-bottom="0.142cm" fo:padding-left="0.267cm" fo:padding-right="0.267cm" fo:wrap-option="wrap"/>
    </style:style>
    <style:style style:name="gr24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951cm" fo:min-width="0cm" fo:padding-top="0.142cm" fo:padding-bottom="0.142cm" fo:padding-left="0.267cm" fo:padding-right="0.267cm" fo:wrap-option="wrap"/>
    </style:style>
    <style:style style:name="gr25" style:family="graphic" style:parent-style-name="standard">
      <style:graphic-properties draw:stroke="dash" draw:stroke-dash="Dot" svg:stroke-width="0.035cm" svg:stroke-color="#ffff00" draw:marker-start-width="0.252cm" draw:marker-end-width="0.252cm" svg:stroke-linecap="butt" draw:fill="none" draw:textarea-horizontal-align="justify" draw:textarea-vertical-align="middle" draw:auto-grow-height="false" fo:min-height="0.335cm" fo:min-width="7.139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Dot" svg:stroke-width="0.035cm" svg:stroke-color="#ffff00" draw:marker-start-width="0.252cm" draw:marker-end-width="0.252cm" svg:stroke-linecap="butt" draw:fill="none" draw:textarea-vertical-align="middle" draw:auto-grow-height="false" fo:min-height="3.172cm" fo:min-width="0cm" fo:padding-top="0.142cm" fo:padding-bottom="0.142cm" fo:padding-left="0.267cm" fo:padding-right="0.267cm" fo:wrap-option="wrap"/>
    </style:style>
    <style:style style:name="gr27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6.109cm" fo:min-width="16.621cm" fo:padding-top="0.151cm" fo:padding-bottom="0.151cm" fo:padding-left="0.276cm" fo:padding-right="0.276cm"/>
    </style:style>
    <style:style style:name="gr28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0.867cm" fo:min-width="0cm" fo:padding-top="0.142cm" fo:padding-bottom="0.142cm" fo:padding-left="0.267cm" fo:padding-right="0.267cm" fo:wrap-option="wrap"/>
    </style:style>
    <style:style style:name="gr29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494cm" fo:min-width="0cm" fo:padding-top="0.142cm" fo:padding-bottom="0.142cm" fo:padding-left="0.267cm" fo:padding-right="0.267cm" fo:wrap-option="wrap"/>
    </style:style>
    <style:style style:name="gr30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774cm" fo:min-width="2.535c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ffff00" draw:marker-start-width="0.257cm" draw:marker-end="" draw:marker-end-width="0.257cm" draw:fill="none" draw:textarea-vertical-align="middle" fo:padding-top="0.127cm" fo:padding-bottom="0.127cm" fo:padding-left="0.252cm" fo:padding-right="0.2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style:font-name="Nimbus Sans"/>
    </style:style>
    <style:style style:name="P3" style:family="paragraph">
      <loext:graphic-properties draw:fill="none" draw:fill-color="#ffffff"/>
      <style:paragraph-properties style:writing-mode="lr-tb"/>
      <style:text-properties fo:color="#ff8000" loext:opacity="100%" style:font-name="Nimbus Sans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color="#000000" loext:opacity="100%" style:font-name="Nimbus Sans"/>
    </style:style>
    <style:style style:name="T2" style:family="text">
      <style:text-properties fo:color="#ff8000" loext:opacity="100%" style:font-name="Nimbus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3.863cm" svg:height="10.08cm" svg:x="4.228cm" svg:y="2.389cm">
            <draw:image xlink:href="Pictures/100000010000020C0000017DBE0EE7AD92013FD4.png" xlink:type="simple" xlink:show="embed" xlink:actuate="onLoad" draw:mime-type="image/png">
              <text:p/>
            </draw:image>
          </draw:frame>
          <draw:frame draw:style-name="gr2" draw:text-style-name="P2" draw:layer="layout" svg:width="0.955cm" svg:height="1.064cm" svg:x="3.886cm" svg:y="1.373cm">
            <draw:text-box>
              <text:p><text:span text:style-name="T1">1</text:span></text:p>
            </draw:text-box>
          </draw:frame>
          <draw:frame draw:style-name="gr2" draw:text-style-name="P2" draw:layer="layout" svg:width="0.955cm" svg:height="1.064cm" svg:x="5.262cm" svg:y="1.373cm">
            <draw:text-box>
              <text:p><text:span text:style-name="T1">2</text:span></text:p>
            </draw:text-box>
          </draw:frame>
          <draw:frame draw:style-name="gr2" draw:text-style-name="P2" draw:layer="layout" svg:width="0.955cm" svg:height="1.064cm" svg:x="6.638cm" svg:y="1.373cm">
            <draw:text-box>
              <text:p><text:span text:style-name="T1">3</text:span></text:p>
            </draw:text-box>
          </draw:frame>
          <draw:line draw:style-name="gr3" draw:text-style-name="P1" draw:layer="layout" svg:x1="5.687cm" svg:y1="2.087cm" svg:x2="5.687cm" svg:y2="2.831cm">
            <text:p/>
          </draw:line>
          <draw:g>
            <draw:line draw:style-name="gr4" draw:text-style-name="P1" draw:layer="layout" svg:x1="4.529cm" svg:y1="1.725cm" svg:x2="4.978cm" svg:y2="1.725cm">
              <text:p/>
            </draw:line>
            <draw:line draw:style-name="gr3" draw:text-style-name="P1" draw:layer="layout" svg:x1="4.953cm" svg:y1="1.717cm" svg:x2="4.953cm" svg:y2="2.835cm">
              <text:p/>
            </draw:line>
          </draw:g>
          <draw:frame draw:style-name="gr2" draw:text-style-name="P3" draw:layer="layout" svg:width="0.955cm" svg:height="1.064cm" svg:x="10.456cm" svg:y="6.878cm">
            <draw:text-box>
              <text:p><text:span text:style-name="T2">4</text:span></text:p>
            </draw:text-box>
          </draw:frame>
          <draw:g>
            <draw:g>
              <draw:line draw:style-name="gr4" draw:text-style-name="P1" draw:layer="layout" svg:x1="6.748cm" svg:y1="1.72cm" svg:x2="6.419cm" svg:y2="1.72cm">
                <text:p/>
              </draw:line>
              <draw:line draw:style-name="gr3" draw:text-style-name="P1" draw:layer="layout" svg:x1="6.437cm" svg:y1="1.712cm" svg:x2="6.437cm" svg:y2="2.83cm">
                <text:p/>
              </draw:line>
            </draw:g>
          </draw:g>
        </draw:g>
      </draw:page>
      <draw:page draw:name="page2" draw:style-name="dp1" draw:master-page-name="Default">
        <draw:frame draw:style-name="gr1" draw:text-style-name="P1" draw:layer="layout" svg:width="13.863cm" svg:height="10.08cm" svg:x="0.362cm" svg:y="0.388cm">
          <draw:image xlink:href="Pictures/100000010000020C0000017D48D548E313D9F144.png" xlink:type="simple" xlink:show="embed" xlink:actuate="onLoad" draw:mime-type="image/png">
            <text:p/>
          </draw:image>
        </draw:frame>
        <draw:frame draw:style-name="gr1" draw:text-style-name="P1" draw:layer="layout" svg:width="13.863cm" svg:height="10.08cm" svg:x="14.88cm" svg:y="0.422cm">
          <draw:image xlink:href="Pictures/100000010000020C0000017D8D603962783EBBEB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5.318cm" svg:height="19.181cm" svg:x="7.411cm" svg:y="0.848cm">
          <draw:image xlink:href="Pictures/1000000100000243000002D52F2C7CC68D04B4A3.png" xlink:type="simple" xlink:show="embed" xlink:actuate="onLoad" draw:mime-type="image/png">
            <text:p/>
          </draw:image>
        </draw:frame>
        <draw:frame draw:style-name="gr5" draw:text-style-name="P2" draw:layer="layout" svg:width="0.796cm" svg:height="0.886cm" svg:x="5.633cm" svg:y="1.161cm">
          <draw:text-box>
            <text:p><text:span text:style-name="T1">1</text:span></text:p>
          </draw:text-box>
        </draw:frame>
        <draw:frame draw:style-name="gr5" draw:text-style-name="P2" draw:layer="layout" svg:width="0.796cm" svg:height="0.886cm" svg:x="5.633cm" svg:y="3.087cm">
          <draw:text-box>
            <text:p><text:span text:style-name="T1">2</text:span></text:p>
          </draw:text-box>
        </draw:frame>
        <draw:frame draw:style-name="gr5" draw:text-style-name="P2" draw:layer="layout" svg:width="0.796cm" svg:height="0.886cm" svg:x="5.633cm" svg:y="5.423cm">
          <draw:text-box>
            <text:p><text:span text:style-name="T1">3</text:span></text:p>
          </draw:text-box>
        </draw:frame>
        <draw:frame draw:style-name="gr5" draw:text-style-name="P2" draw:layer="layout" svg:width="0.796cm" svg:height="0.886cm" svg:x="23.175cm" svg:y="5.519cm">
          <draw:text-box>
            <text:p><text:span text:style-name="T1">4</text:span></text:p>
          </draw:text-box>
        </draw:frame>
        <draw:frame draw:style-name="gr5" draw:text-style-name="P2" draw:layer="layout" svg:width="0.796cm" svg:height="0.886cm" svg:x="5.633cm" svg:y="9.577cm">
          <draw:text-box>
            <text:p><text:span text:style-name="T1">5</text:span></text:p>
          </draw:text-box>
        </draw:frame>
        <draw:g>
          <draw:custom-shape draw:style-name="gr6" draw:text-style-name="P1" draw:layer="layout" svg:width="14.552cm" svg:height="5.451cm" svg:x="7.779cm" svg:y="7.43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6.412cm" svg:y1="9.915cm" svg:x2="7.752cm" svg:y2="9.915cm">
            <text:p/>
          </draw:line>
        </draw:g>
        <draw:frame draw:style-name="gr5" draw:text-style-name="P2" draw:layer="layout" svg:width="0.796cm" svg:height="0.886cm" svg:x="5.633cm" svg:y="13.714cm">
          <draw:text-box>
            <text:p><text:span text:style-name="T1">6</text:span></text:p>
          </draw:text-box>
        </draw:frame>
        <draw:frame draw:style-name="gr5" draw:text-style-name="P2" draw:layer="layout" svg:width="0.796cm" svg:height="0.886cm" svg:x="5.633cm" svg:y="15.289cm">
          <draw:text-box>
            <text:p><text:span text:style-name="T1">7</text:span></text:p>
          </draw:text-box>
        </draw:frame>
        <draw:frame draw:style-name="gr5" draw:text-style-name="P2" draw:layer="layout" svg:width="0.796cm" svg:height="0.886cm" svg:x="5.633cm" svg:y="16.131cm">
          <draw:text-box>
            <text:p><text:span text:style-name="T1">8</text:span></text:p>
          </draw:text-box>
        </draw:frame>
        <draw:frame draw:style-name="gr5" draw:text-style-name="P2" draw:layer="layout" svg:width="0.796cm" svg:height="0.886cm" svg:x="5.633cm" svg:y="19.041cm">
          <draw:text-box>
            <text:p><text:span text:style-name="T1">9</text:span></text:p>
          </draw:text-box>
        </draw:frame>
        <draw:polyline draw:style-name="gr8" draw:text-style-name="P1" draw:layer="layout" svg:width="1.346cm" svg:height="0.697cm" draw:transform="rotate (-3.14159265358979) translate (23.187cm 6.615cm)" svg:viewBox="0 0 1347 698" draw:points="0,698 1347,698 1347,0">
          <text:p/>
        </draw:polyline>
        <draw:line draw:style-name="gr9" draw:text-style-name="P1" draw:layer="layout" svg:x1="8.033cm" svg:y1="15.631cm" svg:x2="6.424cm" svg:y2="15.631cm">
          <text:p/>
        </draw:line>
        <draw:line draw:style-name="gr9" draw:text-style-name="P1" draw:layer="layout" svg:x1="8.647cm" svg:y1="16.477cm" svg:x2="6.416cm" svg:y2="16.477cm">
          <text:p/>
        </draw:line>
        <draw:g>
          <draw:polyline draw:style-name="gr8" draw:text-style-name="P1" draw:layer="layout" svg:width="2.084cm" svg:height="0.507cm" svg:x="6.424cm" svg:y="13.611cm" svg:viewBox="0 0 2085 508" draw:points="0,508 1260,508 1260,0 2085,0">
            <text:p/>
          </draw:polyline>
          <draw:polyline draw:style-name="gr8" draw:text-style-name="P1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>
          <draw:polyline draw:style-name="gr8" draw:text-style-name="P1" draw:layer="layout" svg:width="7.958cm" svg:height="0.771cm" svg:x="6.424cm" svg:y="5.758cm" svg:viewBox="0 0 7959 772" draw:points="0,0 7959,0 7959,772">
            <text:p/>
          </draw:polyline>
          <draw:line draw:style-name="gr8" draw:text-style-name="P1" draw:layer="layout" svg:x1="9.896cm" svg:y1="5.758cm" svg:x2="9.896cm" svg:y2="6.552cm">
            <text:p/>
          </draw:line>
        </draw:g>
        <draw:line draw:style-name="gr8" draw:text-style-name="P1" draw:layer="layout" svg:x1="6.424cm" svg:y1="3.44cm" svg:x2="8.35cm" svg:y2="3.44cm">
          <text:p/>
        </draw:line>
        <draw:g>
          <draw:polyline draw:style-name="gr8" draw:text-style-name="P1" draw:layer="layout" svg:width="8.741cm" svg:height="0.55cm" svg:x="6.424cm" svg:y="1.524cm" svg:viewBox="0 0 8742 551" draw:points="0,0 8742,0 8742,551">
            <text:p/>
          </draw:polyline>
          <draw:polyline draw:style-name="gr8" draw:text-style-name="P1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8" draw:text-style-name="P1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8" draw:text-style-name="P1" draw:layer="layout" svg:width="0.529cm" svg:height="0.009cm" draw:transform="rotate (-1.5707963267949) translate (8.727cm 1.527cm)" svg:viewBox="0 0 530 10" draw:points="0,0 530,0 530,10">
            <text:p/>
          </draw:polyline>
        </draw:g>
        <draw:g>
          <draw:polyline draw:style-name="gr8" draw:text-style-name="P1" draw:layer="layout" svg:width="10.966cm" svg:height="0.859cm" svg:x="6.416cm" svg:y="18.534cm" svg:viewBox="0 0 10967 860" draw:points="0,860 10967,860 10967,0">
            <text:p/>
          </draw:polyline>
          <draw:line draw:style-name="gr10" draw:text-style-name="P1" draw:layer="layout" svg:x1="16.351cm" svg:y1="19.381cm" svg:x2="16.351cm" svg:y2="18.547cm">
            <text:p/>
          </draw:line>
          <draw:line draw:style-name="gr10" draw:text-style-name="P1" draw:layer="layout" svg:x1="13.308cm" svg:y1="19.389cm" svg:x2="13.308cm" svg:y2="18.555cm">
            <text:p/>
          </draw:line>
        </draw:g>
      </draw:page>
      <draw:page draw:name="page4" draw:style-name="dp1" draw:master-page-name="Default">
        <draw:g>
          <draw:frame draw:style-name="gr1" draw:text-style-name="P1" draw:layer="layout" svg:width="15.318cm" svg:height="19.181cm" svg:x="6.982cm" svg:y="1.054cm">
            <draw:image xlink:href="Pictures/1000000100000243000002D5A8C1E3AF01806DB4.png" xlink:type="simple" xlink:show="embed" xlink:actuate="onLoad" draw:mime-type="image/png">
              <text:p/>
            </draw:image>
          </draw:frame>
          <draw:frame draw:style-name="gr5" draw:text-style-name="P2" draw:layer="layout" svg:width="0.796cm" svg:height="0.886cm" svg:x="5.233cm" svg:y="1.429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886cm" svg:x="5.233cm" svg:y="3.31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886cm" svg:x="5.233cm" svg:y="5.69cm">
            <draw:text-box>
              <text:p><text:span text:style-name="T1">3</text:span></text:p>
            </draw:text-box>
          </draw:frame>
          <draw:frame draw:style-name="gr5" draw:text-style-name="P2" draw:layer="layout" svg:width="0.796cm" svg:height="0.886cm" svg:x="22.775cm" svg:y="5.72cm">
            <draw:text-box>
              <text:p><text:span text:style-name="T1">4</text:span></text:p>
            </draw:text-box>
          </draw:frame>
          <draw:frame draw:style-name="gr5" draw:text-style-name="P2" draw:layer="layout" svg:width="0.796cm" svg:height="0.886cm" svg:x="5.233cm" svg:y="9.83cm">
            <draw:text-box>
              <text:p><text:span text:style-name="T1">5</text:span></text:p>
            </draw:text-box>
          </draw:frame>
          <draw:g>
            <draw:custom-shape draw:style-name="gr6" draw:text-style-name="P1" draw:layer="layout" svg:width="14.552cm" svg:height="5.451cm" svg:x="7.379cm" svg:y="7.688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1" draw:layer="layout" svg:x1="6.012cm" svg:y1="10.168cm" svg:x2="7.352cm" svg:y2="10.168cm">
              <text:p/>
            </draw:line>
          </draw:g>
          <draw:frame draw:style-name="gr5" draw:text-style-name="P2" draw:layer="layout" svg:width="0.796cm" svg:height="0.886cm" svg:x="5.233cm" svg:y="13.937cm">
            <draw:text-box>
              <text:p><text:span text:style-name="T1">6</text:span></text:p>
            </draw:text-box>
          </draw:frame>
          <draw:frame draw:style-name="gr5" draw:text-style-name="P2" draw:layer="layout" svg:width="0.796cm" svg:height="0.886cm" svg:x="5.233cm" svg:y="15.538cm">
            <draw:text-box>
              <text:p><text:span text:style-name="T1">7</text:span></text:p>
            </draw:text-box>
          </draw:frame>
          <draw:frame draw:style-name="gr5" draw:text-style-name="P2" draw:layer="layout" svg:width="0.796cm" svg:height="0.886cm" svg:x="5.233cm" svg:y="16.38cm">
            <draw:text-box>
              <text:p><text:span text:style-name="T1">8</text:span></text:p>
            </draw:text-box>
          </draw:frame>
          <draw:frame draw:style-name="gr5" draw:text-style-name="P2" draw:layer="layout" svg:width="0.796cm" svg:height="0.886cm" svg:x="5.233cm" svg:y="19.342cm">
            <draw:text-box>
              <text:p><text:span text:style-name="T1">9</text:span></text:p>
            </draw:text-box>
          </draw:frame>
          <draw:polyline draw:style-name="gr8" draw:text-style-name="P1" draw:layer="layout" svg:width="1.346cm" svg:height="0.697cm" draw:transform="rotate (-3.14159265358979) translate (22.787cm 6.816cm)" svg:viewBox="0 0 1347 698" draw:points="0,698 1347,698 1347,0">
            <text:p/>
          </draw:polyline>
          <draw:line draw:style-name="gr9" draw:text-style-name="P1" draw:layer="layout" svg:x1="7.633cm" svg:y1="15.88cm" svg:x2="6.024cm" svg:y2="15.88cm">
            <text:p/>
          </draw:line>
          <draw:line draw:style-name="gr9" draw:text-style-name="P1" draw:layer="layout" svg:x1="8.247cm" svg:y1="16.726cm" svg:x2="6.016cm" svg:y2="16.726cm">
            <text:p/>
          </draw:line>
          <draw:g>
            <draw:polyline draw:style-name="gr8" draw:text-style-name="P1" draw:layer="layout" svg:width="2.084cm" svg:height="0.507cm" svg:x="6.024cm" svg:y="13.834cm" svg:viewBox="0 0 2085 508" draw:points="0,508 1260,508 1260,0 2085,0">
              <text:p/>
            </draw:polyline>
            <draw:polyline draw:style-name="gr8" draw:text-style-name="P1" draw:layer="layout" svg:width="2.084cm" svg:height="0.519cm" draw:transform="rotate (-3.14159265358979) translate (8.112cm 14.861cm)" svg:viewBox="0 0 2085 520" draw:points="2085,520 825,520 825,0 0,0">
              <text:p/>
            </draw:polyline>
          </draw:g>
          <draw:g>
            <draw:polyline draw:style-name="gr8" draw:text-style-name="P1" draw:layer="layout" svg:width="7.958cm" svg:height="0.771cm" svg:x="6.024cm" svg:y="6.025cm" svg:viewBox="0 0 7959 772" draw:points="0,0 7959,0 7959,772">
              <text:p/>
            </draw:polyline>
            <draw:line draw:style-name="gr8" draw:text-style-name="P1" draw:layer="layout" svg:x1="9.496cm" svg:y1="6.025cm" svg:x2="9.496cm" svg:y2="6.819cm">
              <text:p/>
            </draw:line>
          </draw:g>
          <draw:line draw:style-name="gr8" draw:text-style-name="P1" draw:layer="layout" svg:x1="6.024cm" svg:y1="3.663cm" svg:x2="7.95cm" svg:y2="3.663cm">
            <text:p/>
          </draw:line>
          <draw:g>
            <draw:polyline draw:style-name="gr8" draw:text-style-name="P1" draw:layer="layout" svg:width="13.247cm" svg:height="0.55cm" svg:x="6.024cm" svg:y="1.792cm" svg:viewBox="0 0 13248 551" draw:points="0,0 13248,0 13248,551">
              <text:p/>
            </draw:polyline>
            <draw:polyline draw:style-name="gr8" draw:text-style-name="P1" draw:layer="layout" svg:width="0.529cm" svg:height="0.009cm" draw:transform="rotate (-1.5707963267949) translate (12.575cm 1.803cm)" svg:viewBox="0 0 530 10" draw:points="0,0 530,0 530,10">
              <text:p/>
            </draw:polyline>
            <draw:polyline draw:style-name="gr8" draw:text-style-name="P1" draw:layer="layout" svg:width="0.529cm" svg:height="0.009cm" draw:transform="rotate (-1.5707963267949) translate (10.486cm 1.795cm)" svg:viewBox="0 0 530 10" draw:points="0,0 530,0 530,10">
              <text:p/>
            </draw:polyline>
            <draw:polyline draw:style-name="gr8" draw:text-style-name="P1" draw:layer="layout" svg:width="0.529cm" svg:height="0.009cm" draw:transform="rotate (-1.5707963267949) translate (8.327cm 1.795cm)" svg:viewBox="0 0 530 10" draw:points="0,0 530,0 530,10">
              <text:p/>
            </draw:polyline>
            <draw:polyline draw:style-name="gr8" draw:text-style-name="P1" draw:layer="layout" svg:width="0.529cm" svg:height="0.009cm" draw:transform="rotate (-1.5707963267949) translate (16.994cm 1.795cm)" svg:viewBox="0 0 530 10" draw:points="0,0 530,0 530,10">
              <text:p/>
            </draw:polyline>
            <draw:polyline draw:style-name="gr8" draw:text-style-name="P1" draw:layer="layout" svg:width="0.529cm" svg:height="0.009cm" draw:transform="rotate (-1.5707963267949) translate (14.709cm 1.795cm)" svg:viewBox="0 0 530 10" draw:points="0,0 530,0 530,10">
              <text:p/>
            </draw:polyline>
          </draw:g>
          <draw:g>
            <draw:polyline draw:style-name="gr8" draw:text-style-name="P1" draw:layer="layout" svg:width="10.966cm" svg:height="0.859cm" svg:x="6.016cm" svg:y="18.835cm" svg:viewBox="0 0 10967 860" draw:points="0,860 10967,860 10967,0">
              <text:p/>
            </draw:polyline>
            <draw:line draw:style-name="gr10" draw:text-style-name="P1" draw:layer="layout" svg:x1="15.951cm" svg:y1="19.682cm" svg:x2="15.951cm" svg:y2="18.848cm">
              <text:p/>
            </draw:line>
            <draw:line draw:style-name="gr10" draw:text-style-name="P1" draw:layer="layout" svg:x1="12.908cm" svg:y1="19.69cm" svg:x2="12.908cm" svg:y2="18.856cm">
              <text:p/>
            </draw:line>
          </draw:g>
        </draw:g>
      </draw:page>
      <draw:page draw:name="page5" draw:style-name="dp1" draw:master-page-name="Default">
        <draw:frame draw:style-name="gr1" draw:text-style-name="P1" draw:layer="layout" svg:width="11.799cm" svg:height="9.947cm" svg:x="0.389cm" svg:y="0.529cm">
          <draw:image xlink:href="Pictures/10000001000001BE00000178F62A8AF8A9689328.png" xlink:type="simple" xlink:show="embed" xlink:actuate="onLoad" draw:mime-type="image/png">
            <text:p/>
          </draw:image>
        </draw:frame>
        <draw:frame draw:style-name="gr1" draw:text-style-name="P1" draw:layer="layout" svg:width="15.186cm" svg:height="1.163cm" svg:x="12.912cm" svg:y="0.609cm">
          <draw:image xlink:href="Pictures/100000010000023E0000002CEE7B6FCA0E7D2279.png" xlink:type="simple" xlink:show="embed" xlink:actuate="onLoad" draw:mime-type="image/png">
            <text:p/>
          </draw:image>
        </draw:frame>
        <draw:frame draw:style-name="gr1" draw:text-style-name="P1" draw:layer="layout" svg:width="15.504cm" svg:height="17.858cm" svg:x="12.489cm" svg:y="2.359cm">
          <draw:image xlink:href="Pictures/100000010000024A000002A377EED2C52051FF45.png" xlink:type="simple" xlink:show="embed" xlink:actuate="onLoad" draw:mime-type="image/png">
            <text:p/>
          </draw:image>
        </draw:frame>
        <draw:frame draw:style-name="gr1" draw:text-style-name="P1" draw:layer="layout" svg:width="11.799cm" svg:height="9.947cm" svg:x="0.37cm" svg:y="10.636cm">
          <draw:image xlink:href="Pictures/10000001000001BE00000178237046830241640C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5.14cm" svg:height="20.999cm" svg:x="6.144cm" svg:y="0cm">
          <draw:image xlink:href="Pictures/1000000100000243000003234D3C1C7B62B7B479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" draw:text-style-name="P1" draw:layer="layout" svg:width="8.757cm" svg:height="10.953cm" svg:x="0.472cm" svg:y="0.3cm">
          <draw:image xlink:href="Pictures/100000010000014B0000019EC2D83FEBC07BA517.png" xlink:type="simple" xlink:show="embed" xlink:actuate="onLoad" draw:mime-type="image/png">
            <text:p/>
          </draw:image>
        </draw:frame>
        <draw:frame draw:style-name="gr1" draw:text-style-name="P1" draw:layer="layout" svg:width="8.598cm" svg:height="10.953cm" svg:x="9.547cm" svg:y="0.344cm">
          <draw:image xlink:href="Pictures/10000001000001450000019EE32221719F3CF4A6.png" xlink:type="simple" xlink:show="embed" xlink:actuate="onLoad" draw:mime-type="image/png">
            <text:p/>
          </draw:image>
        </draw:frame>
        <draw:frame draw:style-name="gr1" draw:text-style-name="P1" draw:layer="layout" svg:width="8.598cm" svg:height="10.953cm" svg:x="18.719cm" svg:y="0.387cm">
          <draw:image xlink:href="Pictures/10000001000001450000019E459B5F3EE0614454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0.106cm" svg:height="14.419cm" svg:x="9.543cm" svg:y="2.977cm">
          <draw:image xlink:href="Pictures/100000010000017E0000022144EF9593DFBB84B0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5.318cm" svg:height="19.181cm" svg:x="0.649cm" svg:y="0.675cm">
          <draw:image xlink:href="Pictures/1000000100000243000002D53F83A5BA1C877EF4.png" xlink:type="simple" xlink:show="embed" xlink:actuate="onLoad" draw:mime-type="image/png">
            <text:p/>
          </draw:image>
        </draw:frame>
        <draw:frame draw:style-name="gr1" draw:text-style-name="P1" draw:layer="layout" svg:width="15.292cm" svg:height="11.323cm" svg:x="11.906cm" svg:y="4.127cm">
          <draw:image xlink:href="Pictures/1000000100000242000001ACD62BAABB87454DFA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5.318cm" svg:height="19.181cm" svg:x="0.423cm" svg:y="0.436cm">
          <draw:image xlink:href="Pictures/1000000100000243000002D55501988581F18ABA.png" xlink:type="simple" xlink:show="embed" xlink:actuate="onLoad" draw:mime-type="image/png">
            <text:p/>
          </draw:image>
        </draw:frame>
        <draw:frame draw:style-name="gr1" draw:text-style-name="P1" draw:layer="layout" svg:width="15.292cm" svg:height="7.989cm" svg:x="13.521cm" svg:y="6.033cm">
          <draw:image xlink:href="Pictures/10000001000002420000012E5015BEA23C6F8DE7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5.318cm" svg:height="15.557cm" svg:x="0.993cm" svg:y="1.772cm">
          <draw:image xlink:href="Pictures/10000001000002430000024C51B1AB5D315A5416.png" xlink:type="simple" xlink:show="embed" xlink:actuate="onLoad" draw:mime-type="image/png">
            <text:p/>
          </draw:image>
        </draw:frame>
        <draw:frame draw:style-name="gr1" draw:text-style-name="P1" draw:layer="layout" svg:width="14.154cm" svg:height="10.397cm" svg:x="14.698cm" svg:y="5.993cm">
          <draw:image xlink:href="Pictures/100000010000021700000189AE2FBC316D6756C4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15.186cm" svg:height="19.155cm" svg:x="0.265cm" svg:y="0.555cm">
          <draw:image xlink:href="Pictures/100000010000023E000002D492D4A1186DF79036.png" xlink:type="simple" xlink:show="embed" xlink:actuate="onLoad" draw:mime-type="image/png">
            <text:p/>
          </draw:image>
        </draw:frame>
        <draw:frame draw:style-name="gr1" draw:text-style-name="P1" draw:layer="layout" svg:width="15.186cm" svg:height="13.81cm" svg:x="13.732cm" svg:y="3.414cm">
          <draw:image xlink:href="Pictures/100000010000023E0000020ADAD5596FE52941EF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g>
          <draw:custom-shape draw:style-name="gr11" draw:text-style-name="P1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24.956cm" svg:y1="10.097cm" svg:x2="26.296cm" svg:y2="10.097cm">
            <text:p/>
          </draw:line>
        </draw:g>
        <draw:polyline draw:style-name="gr8" draw:text-style-name="P1" draw:layer="layout" svg:width="2.084cm" svg:height="0.507cm" svg:x="26.873cm" svg:y="18.684cm" svg:viewBox="0 0 2085 508" draw:points="0,508 1260,508 1260,0 2085,0">
          <text:p/>
        </draw:polyline>
        <draw:g>
          <draw:polyline draw:style-name="gr8" draw:text-style-name="P1" draw:layer="layout" svg:width="7.958cm" svg:height="0.771cm" svg:x="21.37cm" svg:y="0.398cm" svg:viewBox="0 0 7959 772" draw:points="0,0 7959,0 7959,772">
            <text:p/>
          </draw:polyline>
          <draw:line draw:style-name="gr8" draw:text-style-name="P1" draw:layer="layout" svg:x1="24.842cm" svg:y1="0.398cm" svg:x2="24.842cm" svg:y2="1.192cm">
            <text:p/>
          </draw:line>
        </draw:g>
        <draw:line draw:style-name="gr12" draw:layer="layout" svg:x1="27.27cm" svg:y1="1.767cm" svg:x2="29.196cm" svg:y2="1.767cm">
          <text:p/>
        </draw:line>
        <draw:g>
          <draw:polyline draw:style-name="gr8" draw:text-style-name="P1" draw:layer="layout" svg:width="10.966cm" svg:height="0.859cm" svg:x="16.759cm" svg:y="19.584cm" svg:viewBox="0 0 10967 860" draw:points="0,860 10967,860 10967,0">
            <text:p/>
          </draw:polyline>
          <draw:line draw:style-name="gr10" draw:text-style-name="P1" draw:layer="layout" svg:x1="26.694cm" svg:y1="20.431cm" svg:x2="26.694cm" svg:y2="19.597cm">
            <text:p/>
          </draw:line>
          <draw:line draw:style-name="gr10" draw:text-style-name="P1" draw:layer="layout" svg:x1="23.651cm" svg:y1="20.439cm" svg:x2="23.651cm" svg:y2="19.605cm">
            <text:p/>
          </draw:line>
        </draw:g>
        <draw:line draw:style-name="gr13" draw:text-style-name="P4" draw:layer="layout" svg:x1="18.931cm" svg:y1="4.137cm" svg:x2="18.931cm" svg:y2="19.541cm">
          <text:p/>
        </draw:line>
        <draw:line draw:style-name="gr13" draw:text-style-name="P4" draw:layer="layout" svg:x1="0.492cm" svg:y1="3.239cm" svg:x2="0.492cm" svg:y2="18.643cm">
          <text:p/>
        </draw:line>
        <draw:frame draw:style-name="gr5" draw:text-style-name="P2" draw:layer="layout" svg:width="0.796cm" svg:height="0.886cm" svg:x="21.835cm" svg:y="8.893cm">
          <draw:text-box>
            <text:p><text:span text:style-name="T1">8</text:span></text:p>
          </draw:text-box>
        </draw:frame>
        <draw:g>
          <draw:frame draw:style-name="gr1" draw:text-style-name="P1" draw:layer="layout" svg:width="12.54cm" svg:height="14.339cm" svg:x="3.121cm" svg:y="4.022cm">
            <draw:image xlink:href="Pictures/10000001000001DA0000021E19D4B4191132686D.png" xlink:type="simple" xlink:show="embed" xlink:actuate="onLoad" draw:mime-type="image/png">
              <text:p/>
            </draw:image>
          </draw:frame>
          <draw:frame draw:style-name="gr5" draw:text-style-name="P2" draw:layer="layout" svg:width="0.796cm" svg:height="0.886cm" svg:x="1.349cm" svg:y="3.393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886cm" svg:x="6.95cm" svg:y="2.456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886cm" svg:x="7.594cm" svg:y="2.885cm">
            <draw:text-box>
              <text:p><text:span text:style-name="T1">3</text:span></text:p>
            </draw:text-box>
          </draw:frame>
          <draw:frame draw:style-name="gr5" draw:text-style-name="P2" draw:layer="layout" svg:width="0.796cm" svg:height="0.886cm" svg:x="8.199cm" svg:y="3.249cm">
            <draw:text-box>
              <text:p><text:span text:style-name="T1">4</text:span></text:p>
            </draw:text-box>
          </draw:frame>
          <draw:frame draw:style-name="gr5" draw:text-style-name="P2" draw:layer="layout" svg:width="0.796cm" svg:height="0.886cm" svg:x="12.584cm" svg:y="3.277cm">
            <draw:text-box>
              <text:p><text:span text:style-name="T1">5</text:span></text:p>
            </draw:text-box>
          </draw:frame>
          <draw:frame draw:style-name="gr5" draw:text-style-name="P2" draw:layer="layout" svg:width="0.796cm" svg:height="0.886cm" svg:x="15.212cm" svg:y="3.242cm">
            <draw:text-box>
              <text:p><text:span text:style-name="T1">6</text:span></text:p>
            </draw:text-box>
          </draw:frame>
          <draw:frame draw:style-name="gr5" draw:text-style-name="P2" draw:layer="layout" svg:width="0.796cm" svg:height="0.886cm" svg:x="16.279cm" svg:y="5.163cm">
            <draw:text-box>
              <text:p><text:span text:style-name="T1">7</text:span></text:p>
            </draw:text-box>
          </draw:frame>
          <draw:frame draw:style-name="gr5" draw:text-style-name="P2" draw:layer="layout" svg:width="0.796cm" svg:height="0.886cm" svg:x="1.352cm" svg:y="5.85cm">
            <draw:text-box>
              <text:p><text:span text:style-name="T1">8</text:span></text:p>
            </draw:text-box>
          </draw:frame>
          <draw:polyline draw:style-name="gr8" draw:text-style-name="P1" draw:layer="layout" svg:width="1.346cm" svg:height="0.697cm" draw:transform="rotate (-3.14159265358979) translate (15.326cm 4.279cm)" svg:viewBox="0 0 1347 698" draw:points="0,698 1347,698 1347,0">
            <text:p/>
          </draw:polyline>
          <draw:line draw:style-name="gr9" draw:text-style-name="P1" draw:layer="layout" svg:x1="15.525cm" svg:y1="5.483cm" svg:x2="16.427cm" svg:y2="5.483cm">
            <text:p/>
          </draw:line>
          <draw:line draw:style-name="gr9" draw:text-style-name="P1" draw:layer="layout" svg:x1="3.066cm" svg:y1="6.174cm" svg:x2="2.072cm" svg:y2="6.174cm">
            <text:p/>
          </draw:line>
          <draw:g>
            <draw:polyline draw:style-name="gr8" draw:text-style-name="P1" draw:layer="layout" svg:width="2.856cm" svg:height="0.55cm" svg:x="2.091cm" svg:y="3.759cm" svg:viewBox="0 0 2857 551" draw:points="0,0 2857,0 2857,551">
              <text:p/>
            </draw:polyline>
            <draw:polyline draw:style-name="gr8" draw:text-style-name="P1" draw:layer="layout" svg:width="0.529cm" svg:height="0.001cm" draw:transform="rotate (-1.5707963267949) translate (4.27673746980676cm 3.762cm)" svg:viewBox="0 0 530 2" draw:points="0,0 530,0 530,2">
              <text:p/>
            </draw:polyline>
            <draw:polyline draw:style-name="gr8" draw:text-style-name="P1" draw:layer="layout" svg:width="0.529cm" svg:height="0.001cm" draw:transform="rotate (-1.5707963267949) translate (3.64796535326087cm 3.762cm)" svg:viewBox="0 0 530 2" draw:points="0,0 530,0 530,2">
              <text:p/>
            </draw:polyline>
          </draw:g>
          <draw:polyline draw:style-name="gr8" draw:text-style-name="P1" draw:layer="layout" svg:width="1.346cm" svg:height="1.028cm" draw:transform="rotate (-3.14159265358979) translate (7.715cm 4.27cm)" svg:viewBox="0 0 1347 1029" draw:points="0,1029 1347,1029 1347,0">
            <text:p/>
          </draw:polyline>
          <draw:polyline draw:style-name="gr8" draw:text-style-name="P1" draw:layer="layout" svg:width="1.346cm" svg:height="1.474cm" draw:transform="rotate (-3.14159265358979) translate (7.021cm 4.27cm)" svg:viewBox="0 0 1347 1475" draw:points="0,1475 1347,1475 1347,0">
            <text:p/>
          </draw:polyline>
          <draw:polyline draw:style-name="gr8" draw:text-style-name="P1" draw:layer="layout" svg:width="1.155cm" svg:height="0.697cm" draw:transform="rotate (-3.14159265358979) translate (8.317cm 4.27cm)" svg:viewBox="0 0 1156 698" draw:points="0,698 1156,698 1156,0">
            <text:p/>
          </draw:polyline>
          <draw:polyline draw:style-name="gr8" draw:text-style-name="P1" draw:layer="layout" svg:width="0.593cm" svg:height="0.697cm" draw:transform="rotate (-3.14159265358979) translate (12.684cm 4.263cm)" svg:viewBox="0 0 594 698" draw:points="0,698 594,698 594,0">
            <text:p/>
          </draw:polyline>
          <draw:polyline draw:style-name="gr8" draw:text-style-name="P1" draw:layer="layout" svg:width="0.663cm" svg:height="0.697cm" draw:transform="rotate (-3.14159265358979) translate (12.138cm 4.261cm)" svg:viewBox="0 0 664 698" draw:points="0,698 664,698 664,0">
            <text:p/>
          </draw:polyline>
          <draw:g>
            <draw:polyline draw:style-name="gr14" draw:text-style-name="P1" draw:layer="layout" svg:width="1.146cm" svg:height="0.555cm" svg:x="15.287cm" svg:y="11.506cm" svg:viewBox="0 0 1147 556" draw:points="1147,0 0,0 0,556">
              <text:p/>
            </draw:polyline>
            <draw:polyline draw:style-name="gr14" draw:text-style-name="P1" draw:layer="layout" svg:width="1.146cm" svg:height="0.555cm" svg:x="14.661cm" svg:y="11.505cm" svg:viewBox="0 0 1147 556" draw:points="1147,0 0,0 0,556">
              <text:p/>
            </draw:polyline>
          </draw:g>
          <draw:frame draw:style-name="gr5" draw:text-style-name="P2" draw:layer="layout" svg:width="0.796cm" svg:height="0.886cm" svg:x="1.369cm" svg:y="9.189cm">
            <draw:text-box>
              <text:p><text:span text:style-name="T1">9</text:span></text:p>
            </draw:text-box>
          </draw:frame>
          <draw:line draw:style-name="gr9" draw:text-style-name="P1" draw:layer="layout" svg:x1="3.066cm" svg:y1="9.547cm" svg:x2="2.072cm" svg:y2="9.547cm">
            <text:p/>
          </draw:line>
          <draw:frame draw:style-name="gr5" draw:text-style-name="P2" draw:layer="layout" svg:width="1.244cm" svg:height="0.886cm" svg:x="16.215cm" svg:y="12.647cm">
            <draw:text-box>
              <text:p><text:span text:style-name="T1">11</text:span></text:p>
            </draw:text-box>
          </draw:frame>
          <draw:polyline draw:style-name="gr9" draw:text-style-name="P1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9" draw:text-style-name="P1" draw:layer="layout" svg:width="0.991cm" svg:height="1.164cm" draw:transform="rotate (-3.14159265358979) translate (3.068cm 10.716cm)" svg:viewBox="0 0 992 1165" draw:points="0,0 454,0 454,1165 992,1165">
            <text:p/>
          </draw:polyline>
          <draw:frame draw:style-name="gr5" draw:text-style-name="P2" draw:layer="layout" svg:width="1.244cm" svg:height="0.886cm" svg:x="16.215cm" svg:y="11.167cm">
            <draw:text-box>
              <text:p><text:span text:style-name="T1">10</text:span></text:p>
            </draw:text-box>
          </draw:frame>
          <draw:g>
            <draw:polyline draw:style-name="gr14" draw:text-style-name="P1" draw:layer="layout" svg:width="7.836cm" svg:height="0.491cm" draw:transform="rotate (-3.14159265358979) translate (16.381cm 13.0088033980583cm)" svg:viewBox="0 0 7837 492" draw:points="0,0 7837,0 7837,492">
              <text:p/>
            </draw:polyline>
            <draw:polyline draw:style-name="gr14" draw:text-style-name="P1" draw:layer="layout" svg:width="5.964cm" svg:height="0.491cm" draw:transform="rotate (-3.14159265358979) translate (13.1256587704456cm 13.01cm)" svg:viewBox="0 0 5965 492" draw:points="0,0 5965,0 5965,492">
              <text:p/>
            </draw:polyline>
          </draw:g>
        </draw:g>
      </draw:page>
      <draw:page draw:name="page14" draw:style-name="dp1" draw:master-page-name="Default">
        <draw:g>
          <draw:frame draw:style-name="gr1" draw:text-style-name="P1" draw:layer="layout" svg:width="12.54cm" svg:height="15.715cm" svg:x="3.044cm" svg:y="2.937cm">
            <draw:image xlink:href="Pictures/10000001000001DA00000252B90EFC88658DB183.png" xlink:type="simple" xlink:show="embed" xlink:actuate="onLoad" draw:mime-type="image/png">
              <text:p/>
            </draw:image>
          </draw:frame>
          <draw:frame draw:style-name="gr5" draw:text-style-name="P2" draw:layer="layout" svg:width="0.796cm" svg:height="0.886cm" svg:x="7.488cm" svg:y="1.725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886cm" svg:x="1.668cm" svg:y="5.3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886cm" svg:x="16.2cm" svg:y="4.274cm">
            <draw:text-box>
              <text:p><text:span text:style-name="T1">3</text:span></text:p>
            </draw:text-box>
          </draw:frame>
          <draw:line draw:style-name="gr9" draw:text-style-name="P1" draw:layer="layout" svg:x1="15.446cm" svg:y1="4.629cm" svg:x2="16.348cm" svg:y2="4.629cm">
            <text:p/>
          </draw:line>
          <draw:g>
            <draw:polyline draw:style-name="gr8" draw:text-style-name="P1" draw:layer="layout" svg:width="6.657cm" svg:height="0.55cm" draw:transform="rotate (-3.14159265358979) translate (9.075cm 5.662cm)" svg:viewBox="0 0 6658 551" draw:points="6658,0 0,0 0,551">
              <text:p/>
            </draw:polyline>
            <draw:polyline draw:style-name="gr8" draw:text-style-name="P1" draw:layer="layout" svg:width="0.529cm" svg:height="0.004cm" draw:transform="rotate (-1.5707963267949) translate (7.62567870982619cm 5.129cm)" svg:viewBox="0 0 530 5" draw:points="530,0 0,0 0,5">
              <text:p/>
            </draw:polyline>
            <draw:polyline draw:style-name="gr8" draw:text-style-name="P1" draw:layer="layout" svg:width="0.529cm" svg:height="0.004cm" draw:transform="rotate (-1.5707963267949) translate (6.21537778159288cm 5.129cm)" svg:viewBox="0 0 530 5" draw:points="530,0 0,0 0,5">
              <text:p/>
            </draw:polyline>
            <draw:polyline draw:style-name="gr8" draw:text-style-name="P1" draw:layer="layout" svg:width="0.529cm" svg:height="0.004cm" draw:transform="rotate (-1.5707963267949) translate (4.84237778159288cm 5.131cm)" svg:viewBox="0 0 530 5" draw:points="530,0 0,0 0,5">
              <text:p/>
            </draw:polyline>
            <draw:polyline draw:style-name="gr8" draw:text-style-name="P1" draw:layer="layout" svg:width="0.529cm" svg:height="0.004cm" draw:transform="rotate (-1.5707963267949) translate (3.55337778159288cm 5.138cm)" svg:viewBox="0 0 530 5" draw:points="530,0 0,0 0,5">
              <text:p/>
            </draw:polyline>
          </draw:g>
          <draw:polyline draw:style-name="gr8" draw:text-style-name="P1" draw:layer="layout" svg:width="1.346cm" svg:height="1.028cm" draw:transform="rotate (-3.14159265358979) translate (7.636cm 3.116cm)" svg:viewBox="0 0 1347 1029" draw:points="0,1029 1347,1029 1347,0">
            <text:p/>
          </draw:polyline>
        </draw:g>
        <draw:frame draw:style-name="gr1" draw:text-style-name="P1" draw:layer="layout" svg:width="7.302cm" svg:height="9.127cm" svg:x="20.188cm" svg:y="0.861cm">
          <draw:image xlink:href="Pictures/100000010000011400000159C57F0EFA9A36383C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7.302cm" svg:height="9.101cm" svg:x="0.424cm" svg:y="0.37cm">
          <draw:image xlink:href="Pictures/1000000100000114000001583A92F441B5CE7088.png" xlink:type="simple" xlink:show="embed" xlink:actuate="onLoad" draw:mime-type="image/png">
            <text:p/>
          </draw:image>
        </draw:frame>
        <draw:frame draw:style-name="gr1" draw:text-style-name="P1" draw:layer="layout" svg:width="7.302cm" svg:height="9.101cm" svg:x="8.758cm" svg:y="0.45cm">
          <draw:image xlink:href="Pictures/100000010000011400000158D59703E425FE664C.png" xlink:type="simple" xlink:show="embed" xlink:actuate="onLoad" draw:mime-type="image/png">
            <text:p/>
          </draw:image>
        </draw:frame>
        <draw:frame draw:style-name="gr1" draw:text-style-name="P1" draw:layer="layout" svg:width="7.302cm" svg:height="9.127cm" svg:x="17.351cm" svg:y="0.45cm">
          <draw:image xlink:href="Pictures/100000010000011400000159C8DBC9B47ADFB470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12.699cm" svg:height="7.989cm" svg:x="1.429cm" svg:y="11.245cm">
            <draw:image xlink:href="Pictures/10000001000001E00000012ECE60ED41EFDAE020.png" xlink:type="simple" xlink:show="embed" xlink:actuate="onLoad" draw:mime-type="image/png">
              <text:p/>
            </draw:image>
          </draw:frame>
          <draw:g>
            <draw:polyline draw:style-name="gr15" draw:text-style-name="P4" draw:layer="layout" svg:width="1.245cm" svg:height="0.921cm" svg:x="9.091cm" svg:y="12.043cm" svg:viewBox="0 0 1246 922" draw:points="0,922 657,922 657,0 1246,0">
              <text:p/>
            </draw:polyline>
            <draw:polyline draw:style-name="gr15" draw:text-style-name="P4" draw:layer="layout" svg:width="1.262cm" svg:height="2.56cm" svg:x="9.091cm" svg:y="13.664cm" svg:viewBox="0 0 1263 2561" draw:points="0,0 675,0 675,2561 1263,2561">
              <text:p/>
            </draw:polyline>
          </draw:g>
        </draw:g>
        <draw:frame draw:style-name="gr1" draw:text-style-name="P1" draw:layer="layout" svg:width="7.963cm" svg:height="7.063cm" svg:x="17.502cm" svg:y="11.655cm">
          <draw:image xlink:href="Pictures/100000010000012D0000010BD86DEEFBC9F3EC0B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g>
          <draw:frame draw:style-name="gr1" draw:text-style-name="P1" draw:layer="layout" svg:width="12.699cm" svg:height="7.989cm" svg:x="0.979cm" svg:y="2.46cm">
            <draw:image xlink:href="Pictures/10000001000001E00000012EB27B59C333DDAFCB.png" xlink:type="simple" xlink:show="embed" xlink:actuate="onLoad" draw:mime-type="image/png">
              <text:p/>
            </draw:image>
          </draw:frame>
          <draw:g>
            <draw:polyline draw:style-name="gr15" draw:text-style-name="P4" draw:layer="layout" svg:width="1.181cm" svg:height="2.56cm" svg:x="8.687cm" svg:y="4.853cm" svg:viewBox="0 0 1182 2561" draw:points="0,0 632,0 632,2561 1182,2561">
              <text:p/>
            </draw:polyline>
          </draw:g>
        </draw:g>
        <draw:g>
          <draw:frame draw:style-name="gr1" draw:text-style-name="P1" draw:layer="layout" svg:width="8.836cm" svg:height="14.234cm" svg:x="16.405cm" svg:y="3.227cm">
            <draw:image xlink:href="Pictures/100000010000014E0000021A95A566A8E26345A0.png" xlink:type="simple" xlink:show="embed" xlink:actuate="onLoad" draw:mime-type="image/png">
              <text:p/>
            </draw:image>
          </draw:frame>
          <draw:custom-shape draw:style-name="gr16" draw:text-style-name="P1" draw:layer="layout" svg:width="0.777cm" svg:height="0.777cm" svg:x="17.826cm" svg:y="3.35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77cm" svg:height="0.777cm" svg:x="21.497cm" svg:y="3.35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7" draw:style-name="dp1" draw:master-page-name="Default">
        <draw:g>
          <draw:frame draw:style-name="gr1" draw:text-style-name="P1" draw:layer="layout" svg:width="4.788cm" svg:height="11.27cm" svg:x="3.692cm" svg:y="3.598cm">
            <draw:image xlink:href="Pictures/10000001000000B5000001AAD9D3B1BEA255C937.png" xlink:type="simple" xlink:show="embed" xlink:actuate="onLoad" draw:mime-type="image/png">
              <text:p/>
            </draw:image>
          </draw:frame>
          <draw:frame draw:style-name="gr1" draw:text-style-name="P1" draw:layer="layout" svg:width="3.862cm" svg:height="2.274cm" svg:x="10.293cm" svg:y="4.789cm">
            <draw:image xlink:href="Pictures/100000010000009200000056013A002E96C32962.png" xlink:type="simple" xlink:show="embed" xlink:actuate="onLoad" draw:mime-type="image/png">
              <text:p/>
            </draw:image>
          </draw:frame>
          <draw:frame draw:style-name="gr1" draw:text-style-name="P1" draw:layer="layout" svg:width="4.656cm" svg:height="7.09cm" svg:x="10.293cm" svg:y="7.779cm">
            <draw:image xlink:href="Pictures/10000001000000B00000010C66655F4DC92C24C6.png" xlink:type="simple" xlink:show="embed" xlink:actuate="onLoad" draw:mime-type="image/png">
              <text:p/>
            </draw:image>
          </draw:frame>
          <draw:polyline draw:style-name="gr15" draw:text-style-name="P4" draw:layer="layout" svg:width="2.001cm" svg:height="7.591cm" svg:x="8.211cm" svg:y="5.953cm" svg:viewBox="0 0 2002 7592" draw:points="0,7592 837,7592 837,0 2002,0">
            <text:p/>
          </draw:polyline>
          <draw:custom-shape draw:style-name="gr17" draw:text-style-name="P1" draw:layer="layout" svg:width="0.344cm" svg:height="4.139cm" svg:x="3.229cm" svg:y="4.545cm">
            <text:p/>
            <draw:enhanced-geometry svg:viewBox="0 0 21600 21600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7" draw:text-style-name="P1" draw:layer="layout" svg:width="0.344cm" svg:height="4.139cm" svg:x="3.23cm" svg:y="8.88cm">
            <text:p/>
            <draw:enhanced-geometry svg:viewBox="0 0 21600 21600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8" draw:text-style-name="P1" draw:layer="layout" svg:width="0.344cm" svg:height="6.861cm" svg:x="15.034cm" svg:y="7.926cm">
            <text:p/>
            <draw:enhanced-geometry svg:viewBox="0 0 21600 21600" draw:mirror-horizontal="true" draw:glue-points="21600 0 0 10800 21600 21600" draw:text-areas="13800 ?f9 21600 ?f10" draw:type="left-brace" draw:modifiers="270.708248324104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9" draw:text-style-name="P1" draw:layer="layout" svg:width="0.344cm" svg:height="2.102cm" svg:x="14.313cm" svg:y="4.909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" draw:text-style-name="P2" draw:layer="layout" svg:width="0.796cm" svg:height="0.886cm" svg:x="2.468cm" svg:y="6.3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886cm" svg:x="2.468cm" svg:y="10.612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886cm" svg:x="14.561cm" svg:y="5.612cm">
            <draw:text-box>
              <text:p><text:span text:style-name="T1">3</text:span></text:p>
            </draw:text-box>
          </draw:frame>
          <draw:frame draw:style-name="gr5" draw:text-style-name="P2" draw:layer="layout" svg:width="0.796cm" svg:height="0.886cm" svg:x="15.273cm" svg:y="11.01cm">
            <draw:text-box>
              <text:p><text:span text:style-name="T1">4</text:span></text:p>
            </draw:text-box>
          </draw:frame>
          <draw:polyline draw:style-name="gr15" draw:text-style-name="P4" draw:layer="layout" svg:width="2.001cm" svg:height="3.129cm" svg:x="8.197cm" svg:y="11.273cm" svg:viewBox="0 0 2002 3130" draw:points="0,3130 1421,3130 1421,0 2002,0">
            <text:p/>
          </draw:polyline>
        </draw:g>
        <draw:g>
          <draw:frame draw:style-name="gr1" draw:text-style-name="P1" draw:layer="layout" svg:width="10.556cm" svg:height="11.27cm" svg:x="17cm" svg:y="3.545cm">
            <draw:image xlink:href="Pictures/100000010000018F000001AA7BB2B8F6B0F1D29F.png" xlink:type="simple" xlink:show="embed" xlink:actuate="onLoad" draw:mime-type="image/png">
              <text:p/>
            </draw:image>
          </draw:frame>
          <draw:polyline draw:style-name="gr15" draw:text-style-name="P4" draw:layer="layout" svg:width="1.32cm" svg:height="8.779cm" svg:x="21.539cm" svg:y="4.71cm" svg:viewBox="0 0 1321 8780" draw:points="0,8780 552,8780 552,0 1321,0">
            <text:p/>
          </draw:polyline>
          <draw:polyline draw:style-name="gr15" draw:text-style-name="P4" draw:layer="layout" svg:width="1.36cm" svg:height="3.129cm" svg:x="21.545cm" svg:y="11.249cm" svg:viewBox="0 0 1361 3130" draw:points="0,3130 966,3130 966,0 1361,0">
            <text:p/>
          </draw:polyline>
        </draw:g>
      </draw:page>
      <draw:page draw:name="page18" draw:style-name="dp1" draw:master-page-name="Default">
        <draw:g>
          <draw:frame draw:style-name="gr1" draw:text-style-name="P1" draw:layer="layout" svg:width="8.836cm" svg:height="14.207cm" svg:x="0.365cm" svg:y="0.396cm">
            <draw:image xlink:href="Pictures/100000010000014E00000219A0C52DB036A26C97.png" xlink:type="simple" xlink:show="embed" xlink:actuate="onLoad" draw:mime-type="image/png">
              <text:p/>
            </draw:image>
          </draw:frame>
          <draw:custom-shape draw:style-name="gr20" draw:text-style-name="P1" draw:layer="layout" svg:width="0.71cm" svg:height="0.71cm" svg:x="1.83cm" svg:y="0.5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8.439cm" svg:height="10.027cm" svg:x="10.638cm" svg:y="5.498cm">
            <draw:image xlink:href="Pictures/100000010000013F0000017BB7B6C9CF24BE9735.png" xlink:type="simple" xlink:show="embed" xlink:actuate="onLoad" draw:mime-type="image/png">
              <text:p/>
            </draw:image>
          </draw:frame>
          <draw:frame draw:style-name="gr1" draw:text-style-name="P1" draw:layer="layout" svg:width="7.46cm" svg:height="3.65cm" svg:x="20.252cm" svg:y="6.087cm">
            <draw:image xlink:href="Pictures/100000010000011A0000008A9C5E2BCA373D789A.png" xlink:type="simple" xlink:show="embed" xlink:actuate="onLoad" draw:mime-type="image/png">
              <text:p/>
            </draw:image>
          </draw:frame>
          <draw:frame draw:style-name="gr1" draw:text-style-name="P1" draw:layer="layout" svg:width="3.544cm" svg:height="2.274cm" svg:x="20.219cm" svg:y="10.126cm">
            <draw:image xlink:href="Pictures/100000010000008600000056EBDFD3AB5AAF1A6D.png" xlink:type="simple" xlink:show="embed" xlink:actuate="onLoad" draw:mime-type="image/png">
              <text:p/>
            </draw:image>
          </draw:frame>
          <draw:frame draw:style-name="gr1" draw:text-style-name="P1" draw:layer="layout" svg:width="3.28cm" svg:height="0.899cm" svg:x="20.254cm" svg:y="4.817cm">
            <draw:image xlink:href="Pictures/100000010000007C00000022FD196454874AC808.png" xlink:type="simple" xlink:show="embed" xlink:actuate="onLoad" draw:mime-type="image/png">
              <text:p/>
            </draw:image>
          </draw:frame>
          <draw:polyline draw:style-name="gr15" draw:text-style-name="P4" draw:layer="layout" svg:width="1.417cm" svg:height="3.948cm" svg:x="18.801cm" svg:y="7.322cm" svg:viewBox="0 0 1418 3949" draw:points="0,0 670,0 658,3949 1418,3949">
            <text:p/>
          </draw:polyline>
          <draw:polyline draw:style-name="gr15" draw:text-style-name="P4" draw:layer="layout" svg:width="1.417cm" svg:height="1.382cm" svg:x="18.794cm" svg:y="6.632cm" svg:viewBox="0 0 1418 1383" draw:points="0,0 906,6 906,1383 1418,1377">
            <text:p/>
          </draw:polyline>
          <draw:g>
            <draw:polyline draw:style-name="gr15" draw:text-style-name="P4" draw:layer="layout" svg:width="1.417cm" svg:height="0.622cm" draw:transform="rotate (-3.14159265358979) translate (20.212cm 5.938cm)" svg:viewBox="0 0 1418 623" draw:points="1418,0 660,0 660,623 0,623">
              <text:p/>
            </draw:polyline>
          </draw:g>
        </draw:g>
      </draw:page>
      <draw:page draw:name="page19" draw:style-name="dp1" draw:master-page-name="Default">
        <draw:g>
          <draw:frame draw:style-name="gr1" draw:text-style-name="P1" draw:layer="layout" svg:width="25.187cm" svg:height="17.435cm" svg:x="2.257cm" svg:y="1.783cm">
            <draw:image xlink:href="Pictures/10000001000003B800000293CC87B1E651367BCA.png" xlink:type="simple" xlink:show="embed" xlink:actuate="onLoad" draw:mime-type="image/png">
              <text:p/>
            </draw:image>
          </draw:frame>
          <draw:polyline draw:style-name="gr21" draw:text-style-name="P4" draw:layer="layout" svg:width="1.798cm" svg:height="7.312cm" draw:transform="rotate (-1.5707963267949) translate (21.072cm 4.128cm)" svg:viewBox="0 0 1799 7313" draw:points="0,7313 555,7313 555,0 1799,0">
            <text:p/>
          </draw:polyline>
          <draw:polyline draw:style-name="gr15" draw:text-style-name="P4" draw:layer="layout" svg:width="0.766cm" svg:height="1.507cm" draw:transform="rotate (-1.5707963267949) translate (13.044cm 18.892cm)" svg:viewBox="0 0 767 1508" draw:points="0,1508 767,1508 767,0">
            <text:p/>
          </draw:polyline>
          <draw:polyline draw:style-name="gr15" draw:text-style-name="P4" draw:layer="layout" svg:width="0.766cm" svg:height="1.454cm" draw:transform="rotate (-1.5707963267949) translate (8.335cm 18.918cm)" svg:viewBox="0 0 767 1455" draw:points="0,1455 767,1455 767,0">
            <text:p/>
          </draw:polyline>
          <draw:polyline draw:style-name="gr15" draw:text-style-name="P4" draw:layer="layout" svg:width="2.492cm" svg:height="0.999cm" draw:transform="rotate (1.5707963267949) translate (13.732cm 3.154cm)" svg:viewBox="0 0 2493 1000" draw:points="0,0 2493,0 2493,1000">
            <text:p/>
          </draw:polyline>
          <draw:custom-shape draw:style-name="gr22" draw:text-style-name="P1" draw:layer="layout" svg:width="0.397cm" svg:height="3.536cm" draw:transform="rotate (-1.5707963267949) translate (24.792cm 2.874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polyline draw:style-name="gr15" draw:text-style-name="P4" draw:layer="layout" svg:width="1.599cm" svg:height="0.999cm" draw:transform="rotate (1.5707963267949) translate (23.028cm 2.828cm)" svg:viewBox="0 0 1600 1000" draw:points="0,0 1600,0 1600,1000">
            <text:p/>
          </draw:polyline>
          <draw:polyline draw:style-name="gr15" draw:text-style-name="P4" draw:layer="layout" svg:width="1.749cm" svg:height="0.999cm" draw:transform="rotate (1.5707963267949) translate (25.636cm 2.959cm)" svg:viewBox="0 0 1750 1000" draw:points="0,0 1750,0 1750,1000">
            <text:p/>
          </draw:polyline>
          <draw:polyline draw:style-name="gr15" draw:text-style-name="P4" draw:layer="layout" svg:width="2.128cm" svg:height="0.999cm" draw:transform="rotate (1.5707963267949) translate (11.863cm 2.791cm)" svg:viewBox="0 0 2129 1000" draw:points="0,0 2129,0 2129,1000">
            <text:p/>
          </draw:polyline>
          <draw:polyline draw:style-name="gr15" draw:text-style-name="P4" draw:layer="layout" svg:width="1.476cm" svg:height="0.999cm" draw:transform="rotate (-1.5707963267949) translate (7.989cm 1.307cm)" svg:viewBox="0 0 1477 1000" draw:points="1477,0 0,0 0,1000">
            <text:p/>
          </draw:polyline>
          <draw:polyline draw:style-name="gr15" draw:text-style-name="P4" draw:layer="layout" svg:width="2.504cm" svg:height="0.999cm" draw:transform="rotate (-1.5707963267949) translate (9.752cm 0.653000000000001cm)" svg:viewBox="0 0 2505 1000" draw:points="2505,0 0,0 0,1000">
            <text:p/>
          </draw:polyline>
          <draw:custom-shape draw:style-name="gr23" draw:text-style-name="P1" draw:layer="layout" svg:width="0.294cm" svg:height="2.629cm" draw:transform="rotate (-1.5707963267949) translate (13.179cm 2.925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4" draw:text-style-name="P1" draw:layer="layout" svg:width="0.294cm" svg:height="2.287cm" draw:transform="rotate (-1.5707963267949) translate (9.141cm 2.926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polyline draw:style-name="gr15" draw:text-style-name="P4" draw:layer="layout" svg:width="1.835cm" svg:height="0.999cm" draw:transform="rotate (1.5707963267949) translate (14.68cm 3.144cm)" svg:viewBox="0 0 1836 1000" draw:points="0,0 1836,0 1836,1000">
            <text:p/>
          </draw:polyline>
          <draw:line draw:style-name="gr15" draw:text-style-name="P4" draw:layer="layout" svg:x1="26.988cm" svg:y1="3.553cm" svg:x2="27.952cm" svg:y2="3.553cm">
            <text:p/>
          </draw:line>
          <draw:frame draw:style-name="gr5" draw:text-style-name="P2" draw:layer="layout" svg:width="0.796cm" svg:height="0.886cm" svg:x="6.331cm" svg:y="0.942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886cm" svg:x="8.077cm" svg:y="0.308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886cm" svg:x="12.654cm" svg:y="0.307cm">
            <draw:text-box>
              <text:p><text:span text:style-name="T1">3</text:span></text:p>
            </draw:text-box>
          </draw:frame>
          <draw:frame draw:style-name="gr5" draw:text-style-name="P2" draw:layer="layout" svg:width="0.796cm" svg:height="0.886cm" svg:x="14.559cm" svg:y="0.307cm">
            <draw:text-box>
              <text:p><text:span text:style-name="T1">4</text:span></text:p>
            </draw:text-box>
          </draw:frame>
          <draw:frame draw:style-name="gr5" draw:text-style-name="P2" draw:layer="layout" svg:width="0.796cm" svg:height="0.886cm" svg:x="15.538cm" svg:y="0.969cm">
            <draw:text-box>
              <text:p><text:span text:style-name="T1">5</text:span></text:p>
            </draw:text-box>
          </draw:frame>
          <draw:frame draw:style-name="gr5" draw:text-style-name="P2" draw:layer="layout" svg:width="0.796cm" svg:height="0.886cm" svg:x="23.82cm" svg:y="0.89cm">
            <draw:text-box>
              <text:p><text:span text:style-name="T1">6</text:span></text:p>
            </draw:text-box>
          </draw:frame>
          <draw:frame draw:style-name="gr5" draw:text-style-name="P2" draw:layer="layout" svg:width="0.796cm" svg:height="0.886cm" svg:x="26.466cm" svg:y="0.889cm">
            <draw:text-box>
              <text:p><text:span text:style-name="T1">7</text:span></text:p>
            </draw:text-box>
          </draw:frame>
          <draw:frame draw:style-name="gr5" draw:text-style-name="P2" draw:layer="layout" svg:width="0.796cm" svg:height="0.886cm" svg:x="27.841cm" svg:y="3.218cm">
            <draw:text-box>
              <text:p><text:span text:style-name="T1">8</text:span></text:p>
            </draw:text-box>
          </draw:frame>
          <draw:frame draw:style-name="gr5" draw:text-style-name="P2" draw:layer="layout" svg:width="0.796cm" svg:height="0.886cm" svg:x="8.156cm" svg:y="19.331cm">
            <draw:text-box>
              <text:p><text:span text:style-name="T1">9</text:span></text:p>
            </draw:text-box>
          </draw:frame>
          <draw:frame draw:style-name="gr5" draw:text-style-name="P2" draw:layer="layout" svg:width="1.209cm" svg:height="0.886cm" svg:x="12.814cm" svg:y="19.305cm">
            <draw:text-box>
              <text:p><text:span text:style-name="T1">10</text:span></text:p>
            </draw:text-box>
          </draw:frame>
          <draw:custom-shape draw:style-name="gr25" draw:text-style-name="P1" draw:layer="layout" svg:width="7.673cm" svg:height="0.619cm" svg:x="6.906cm" svg:y="8.08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4" draw:layer="layout" svg:x1="14.669cm" svg:y1="8.403cm" svg:x2="21.03cm" svg:y2="8.403cm">
            <text:p/>
          </draw:line>
          <draw:custom-shape draw:style-name="gr26" draw:text-style-name="P1" draw:layer="layout" svg:width="0.397cm" svg:height="3.536cm" draw:transform="rotate (-1.5707963267949) translate (24.792cm 3.856cm)">
            <text:p/>
            <draw:enhanced-geometry svg:viewBox="0 0 21600 21600" draw:mirror-vertical="true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polyline draw:style-name="gr21" draw:text-style-name="P4" draw:layer="layout" svg:width="3.017cm" svg:height="15.525cm" draw:transform="rotate (-1.5707963267949) translate (23.019cm 4.354cm)" svg:viewBox="0 0 3018 15526" draw:points="0,0 3018,0 3018,15526">
            <text:p/>
          </draw:polyline>
        </draw:g>
      </draw:page>
      <draw:page draw:name="page20" draw:style-name="dp1" draw:master-page-name="Default">
        <draw:g>
          <draw:frame draw:style-name="gr1" draw:text-style-name="P1" draw:layer="layout" svg:width="17.991cm" svg:height="10.291cm" svg:x="6.273cm" svg:y="5.3cm">
            <draw:image xlink:href="Pictures/10000001000002A800000185744610893D62FAF6.png" xlink:type="simple" xlink:show="embed" xlink:actuate="onLoad" draw:mime-type="image/png">
              <text:p/>
            </draw:image>
          </draw:frame>
          <draw:g>
            <draw:custom-shape draw:style-name="gr27" draw:text-style-name="P1" draw:layer="layout" svg:width="17.173cm" svg:height="6.411cm" svg:x="6.645cm" svg:y="7.7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7" draw:text-style-name="P1" draw:layer="layout" svg:x1="24.677cm" svg:y1="10.857cm" svg:x2="23.856cm" svg:y2="10.857cm">
              <text:p/>
            </draw:line>
          </draw:g>
          <draw:polyline draw:style-name="gr15" draw:text-style-name="P4" draw:layer="layout" svg:width="1.835cm" svg:height="0.999cm" draw:transform="rotate (1.5707963267949) translate (10.418cm 6.551cm)" svg:viewBox="0 0 1836 1000" draw:points="0,0 1836,0 1836,1000">
            <text:p/>
          </draw:polyline>
          <draw:polyline draw:style-name="gr15" draw:text-style-name="P4" draw:layer="layout" svg:width="1.835cm" svg:height="0.999cm" draw:transform="rotate (1.5707963267949) translate (23.558cm 6.551cm)" svg:viewBox="0 0 1836 1000" draw:points="0,0 1836,0 1836,1000">
            <text:p/>
          </draw:polyline>
          <draw:frame draw:style-name="gr5" draw:text-style-name="P2" draw:layer="layout" svg:width="0.796cm" svg:height="0.886cm" svg:x="11.23cm" svg:y="4.374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886cm" svg:x="24.393cm" svg:y="4.395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886cm" svg:x="24.481cm" svg:y="10.525cm">
            <draw:text-box>
              <text:p><text:span text:style-name="T1">3</text:span></text:p>
            </draw:text-box>
          </draw:frame>
        </draw:g>
      </draw:page>
      <draw:page draw:name="page21" draw:style-name="dp1" draw:master-page-name="Default">
        <draw:g>
          <draw:frame draw:style-name="gr1" draw:text-style-name="P1" draw:layer="layout" svg:width="24.526cm" svg:height="13.837cm" svg:x="2.634cm" svg:y="2.738cm">
            <draw:image xlink:href="Pictures/100000010000039F0000020BE879CEF4FD0B5F40.png" xlink:type="simple" xlink:show="embed" xlink:actuate="onLoad" draw:mime-type="image/png">
              <text:p/>
            </draw:image>
          </draw:frame>
          <draw:polyline draw:style-name="gr15" draw:text-style-name="P4" draw:layer="layout" svg:width="1.301cm" svg:height="0.999cm" draw:transform="rotate (1.5707963267949) translate (7.983cm 3.746cm)" svg:viewBox="0 0 1302 1000" draw:points="0,0 1302,0 1302,1000">
            <text:p/>
          </draw:polyline>
          <draw:polyline draw:style-name="gr15" draw:text-style-name="P4" draw:layer="layout" svg:width="1.788cm" svg:height="0.999cm" draw:transform="rotate (1.5707963267949) translate (7.056cm 3.725cm)" svg:viewBox="0 0 1789 1000" draw:points="0,0 1789,0 1789,1000">
            <text:p/>
          </draw:polyline>
          <draw:polyline draw:style-name="gr15" draw:text-style-name="P4" draw:layer="layout" svg:width="1.476cm" svg:height="0.999cm" draw:transform="rotate (-1.5707963267949) translate (4.082cm 1.952cm)" svg:viewBox="0 0 1477 1000" draw:points="1477,0 0,0 0,1000">
            <text:p/>
          </draw:polyline>
          <draw:polyline draw:style-name="gr15" draw:text-style-name="P4" draw:layer="layout" svg:width="1.082cm" svg:height="0.999cm" draw:transform="rotate (-1.5707963267949) translate (5.94cm 2.377cm)" svg:viewBox="0 0 1083 1000" draw:points="1083,0 0,0 0,1000">
            <text:p/>
          </draw:polyline>
          <draw:custom-shape draw:style-name="gr28" draw:text-style-name="P1" draw:layer="layout" svg:width="0.237cm" svg:height="1.177cm" draw:transform="rotate (-1.5707963267949) translate (6.533cm 3.601cm)">
            <text:p/>
            <draw:enhanced-geometry svg:viewBox="0 0 21600 21600" draw:glue-points="21600 0 0 10800 21600 21600" draw:text-areas="13800 ?f9 21600 ?f10" draw:type="left-brace" draw:modifiers="787.786259541985 10891.680814940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9" draw:text-style-name="P1" draw:layer="layout" svg:width="0.233cm" svg:height="1.818cm" draw:transform="rotate (-1.5707963267949) translate (4.985cm 3.601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15" draw:text-style-name="P4" draw:layer="layout" svg:x1="26.996cm" svg:y1="4.18cm" svg:x2="27.96cm" svg:y2="4.18cm">
            <text:p/>
          </draw:line>
          <draw:frame draw:style-name="gr5" draw:text-style-name="P2" draw:layer="layout" svg:width="0.796cm" svg:height="0.886cm" svg:x="2.424cm" svg:y="1.587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886cm" svg:x="4.297cm" svg:y="2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886cm" svg:x="7.889cm" svg:y="1.587cm">
            <draw:text-box>
              <text:p><text:span text:style-name="T1">3</text:span></text:p>
            </draw:text-box>
          </draw:frame>
          <draw:frame draw:style-name="gr5" draw:text-style-name="P2" draw:layer="layout" svg:width="0.796cm" svg:height="0.886cm" svg:x="8.842cm" svg:y="2.094cm">
            <draw:text-box>
              <text:p><text:span text:style-name="T1">4</text:span></text:p>
            </draw:text-box>
          </draw:frame>
          <draw:frame draw:style-name="gr5" draw:text-style-name="P2" draw:layer="layout" svg:width="0.796cm" svg:height="0.886cm" svg:x="27.923cm" svg:y="3.86cm">
            <draw:text-box>
              <text:p><text:span text:style-name="T1">5</text:span></text:p>
            </draw:text-box>
          </draw:frame>
          <draw:line draw:style-name="gr15" draw:text-style-name="P4" draw:layer="layout" svg:x1="2.829cm" svg:y1="5.188cm" svg:x2="1.865cm" svg:y2="5.188cm">
            <text:p/>
          </draw:line>
          <draw:frame draw:style-name="gr5" draw:text-style-name="P2" draw:layer="layout" svg:width="0.796cm" svg:height="0.886cm" svg:x="1.121cm" svg:y="4.81cm">
            <draw:text-box>
              <text:p><text:span text:style-name="T1">6</text:span></text:p>
            </draw:text-box>
          </draw:frame>
          <draw:polyline draw:style-name="gr15" draw:text-style-name="P4" draw:layer="layout" svg:width="0.766cm" svg:height="1.507cm" draw:transform="rotate (-1.5707963267949) translate (16.662cm 16.371cm)" svg:viewBox="0 0 767 1508" draw:points="0,1508 767,1508 767,0">
            <text:p/>
          </draw:polyline>
          <draw:polyline draw:style-name="gr15" draw:text-style-name="P4" draw:layer="layout" svg:width="0.766cm" svg:height="1.454cm" draw:transform="rotate (-1.5707963267949) translate (4.544cm 16.397cm)" svg:viewBox="0 0 767 1455" draw:points="0,1455 767,1455 767,0">
            <text:p/>
          </draw:polyline>
          <draw:frame draw:style-name="gr5" draw:text-style-name="P2" draw:layer="layout" svg:width="0.796cm" svg:height="0.886cm" svg:x="4.365cm" svg:y="16.81cm">
            <draw:text-box>
              <text:p><text:span text:style-name="T1">7</text:span></text:p>
            </draw:text-box>
          </draw:frame>
          <draw:frame draw:style-name="gr5" draw:text-style-name="P2" draw:layer="layout" svg:width="1.209cm" svg:height="0.886cm" svg:x="16.432cm" svg:y="16.784cm">
            <draw:text-box>
              <text:p><text:span text:style-name="T1">8</text:span></text:p>
            </draw:text-box>
          </draw:frame>
          <draw:polyline draw:style-name="gr21" draw:text-style-name="P4" draw:layer="layout" svg:width="3.199cm" svg:height="16.7cm" draw:transform="rotate (-1.5707963267949) translate (23.724cm 4.65cm)" svg:viewBox="0 0 3200 16701" draw:points="0,16701 555,16701 555,0 3200,0">
            <text:p/>
          </draw:polyline>
        </draw:g>
      </draw:page>
      <draw:page draw:name="page22" draw:style-name="dp1" draw:master-page-name="Default">
        <draw:frame draw:style-name="gr1" draw:text-style-name="P1" draw:layer="layout" svg:width="12.62cm" svg:height="4.338cm" svg:x="16.797cm" svg:y="0.448cm">
          <draw:image xlink:href="Pictures/10000001000001DD000000A4D442F5C536E82520.png" xlink:type="simple" xlink:show="embed" xlink:actuate="onLoad" draw:mime-type="image/png">
            <text:p/>
          </draw:image>
        </draw:frame>
        <draw:frame draw:style-name="gr1" draw:text-style-name="P1" draw:layer="layout" svg:width="6.746cm" svg:height="11.217cm" svg:x="17.029cm" svg:y="8.678cm">
          <draw:image xlink:href="Pictures/10000001000000FF000001A804039D3DCA370BA0.png" xlink:type="simple" xlink:show="embed" xlink:actuate="onLoad" draw:mime-type="image/png">
            <text:p/>
          </draw:image>
        </draw:frame>
        <draw:frame draw:style-name="gr1" draw:text-style-name="P1" draw:layer="layout" svg:width="7.143cm" svg:height="9.842cm" svg:x="8.364cm" svg:y="10.189cm">
          <draw:image xlink:href="Pictures/100000010000010E00000174CBEECCD56CFCFBE5.png" xlink:type="simple" xlink:show="embed" xlink:actuate="onLoad" draw:mime-type="image/png">
            <text:p/>
          </draw:image>
        </draw:frame>
        <draw:frame draw:style-name="gr1" draw:text-style-name="P1" draw:layer="layout" svg:width="6.667cm" svg:height="8.466cm" svg:x="0.575cm" svg:y="10.73cm">
          <draw:image xlink:href="Pictures/10000001000000FC00000140D113041A2C0AFDCF.png" xlink:type="simple" xlink:show="embed" xlink:actuate="onLoad" draw:mime-type="image/png">
            <text:p/>
          </draw:image>
        </draw:frame>
        <draw:frame draw:style-name="gr1" draw:text-style-name="P1" draw:layer="layout" svg:width="8.36cm" svg:height="8.466cm" svg:x="6.052cm" svg:y="0.617cm">
          <draw:image xlink:href="Pictures/100000010000013C0000014059A58F59F7DA3DB5.png" xlink:type="simple" xlink:show="embed" xlink:actuate="onLoad" draw:mime-type="image/png">
            <text:p/>
          </draw:image>
        </draw:frame>
        <draw:frame draw:style-name="gr1" draw:text-style-name="P1" draw:layer="layout" svg:width="3.624cm" svg:height="8.466cm" svg:x="0.657cm" svg:y="0.618cm">
          <draw:image xlink:href="Pictures/100000010000008900000140F7531BEF4219B090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1" draw:text-style-name="P1" draw:layer="layout" svg:width="10.715cm" svg:height="14.234cm" svg:x="1.169cm" svg:y="1.056cm">
          <draw:image xlink:href="Pictures/10000001000001950000021A416E25071930BFAF.png" xlink:type="simple" xlink:show="embed" xlink:actuate="onLoad" draw:mime-type="image/png">
            <text:p/>
          </draw:image>
        </draw:frame>
        <draw:frame draw:style-name="gr1" draw:text-style-name="P1" draw:layer="layout" svg:width="15.186cm" svg:height="8.968cm" svg:x="13.397cm" svg:y="1.131cm">
          <draw:image xlink:href="Pictures/100000010000023E00000153C370EE2E8FC8EF1B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1" draw:text-style-name="P1" draw:layer="layout" svg:width="10.715cm" svg:height="14.234cm" svg:x="0.668cm" svg:y="0.674cm">
          <draw:image xlink:href="Pictures/10000001000001950000021A1FD533362CDF1C12.png" xlink:type="simple" xlink:show="embed" xlink:actuate="onLoad" draw:mime-type="image/png">
            <text:p/>
          </draw:image>
        </draw:frame>
        <draw:frame draw:style-name="gr1" draw:text-style-name="P1" draw:layer="layout" svg:width="14.022cm" svg:height="3.253cm" svg:x="12.539cm" svg:y="0.813cm">
          <draw:image xlink:href="Pictures/10000001000002120000007BEEC90B32E13B8A62.png" xlink:type="simple" xlink:show="embed" xlink:actuate="onLoad" draw:mime-type="image/png">
            <text:p/>
          </draw:image>
        </draw:frame>
        <draw:frame draw:style-name="gr1" draw:text-style-name="P1" draw:layer="layout" svg:width="11.535cm" svg:height="4.365cm" svg:x="12.518cm" svg:y="4.696cm">
          <draw:image xlink:href="Pictures/10000001000001B4000000A5953EE432C8BA83D2.png" xlink:type="simple" xlink:show="embed" xlink:actuate="onLoad" draw:mime-type="image/png">
            <text:p/>
          </draw:image>
        </draw:frame>
        <draw:frame draw:style-name="gr1" draw:text-style-name="P1" draw:layer="layout" svg:width="16.906cm" svg:height="10.106cm" svg:x="12.507cm" svg:y="9.911cm">
          <draw:image xlink:href="Pictures/100000010000027F0000017E95F31EAA1048081C.png" xlink:type="simple" xlink:show="embed" xlink:actuate="onLoad" draw:mime-type="image/png">
            <text:p/>
          </draw:image>
        </draw:frame>
      </draw:page>
      <draw:page draw:name="page25" draw:style-name="dp1" draw:master-page-name="Default">
        <draw:frame draw:style-name="gr1" draw:text-style-name="P1" draw:layer="layout" svg:width="6.428cm" svg:height="4.338cm" svg:x="0.99cm" svg:y="0.888cm">
          <draw:image xlink:href="Pictures/10000001000000F3000000A41E9CC64E0013B367.png" xlink:type="simple" xlink:show="embed" xlink:actuate="onLoad" draw:mime-type="image/png">
            <text:p/>
          </draw:image>
        </draw:frame>
        <draw:frame draw:style-name="gr1" draw:text-style-name="P1" draw:layer="layout" svg:width="9.286cm" svg:height="5.211cm" svg:x="7.91cm" svg:y="0.481cm">
          <draw:image xlink:href="Pictures/100000010000015F000000C584998A9E3FEBB987.png" xlink:type="simple" xlink:show="embed" xlink:actuate="onLoad" draw:mime-type="image/png">
            <text:p/>
          </draw:image>
        </draw:frame>
        <draw:frame draw:style-name="gr1" draw:text-style-name="P1" draw:layer="layout" svg:width="21.272cm" svg:height="14.551cm" svg:x="0.976cm" svg:y="6.012cm">
          <draw:image xlink:href="Pictures/1000000100000324000002263AE90F5439AD0B6A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frame draw:style-name="gr1" draw:text-style-name="P1" draw:layer="layout" svg:width="21.272cm" svg:height="14.551cm" svg:x="0.535cm" svg:y="0.603cm">
          <draw:image xlink:href="Pictures/1000000100000324000002261F1AEE4D58DBA11A.png" xlink:type="simple" xlink:show="embed" xlink:actuate="onLoad" draw:mime-type="image/png">
            <text:p/>
          </draw:image>
        </draw:frame>
        <draw:frame draw:style-name="gr1" draw:text-style-name="P1" draw:layer="layout" svg:width="7.725cm" svg:height="5.449cm" svg:x="21.507cm" svg:y="15.355cm">
          <draw:image xlink:href="Pictures/1000000100000124000000CE4AA61DF3A985C737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frame draw:style-name="gr1" draw:text-style-name="P1" draw:layer="layout" svg:width="21.43cm" svg:height="15.08cm" svg:x="3.484cm" svg:y="3.308cm">
          <draw:image xlink:href="Pictures/100000010000032A0000023A3C9D5BDA7D20E43A.png" xlink:type="simple" xlink:show="embed" xlink:actuate="onLoad" draw:mime-type="image/png">
            <text:p/>
          </draw:image>
        </draw:frame>
      </draw:page>
      <draw:page draw:name="page28" draw:style-name="dp1" draw:master-page-name="Default">
        <draw:g>
          <draw:frame draw:style-name="gr1" draw:text-style-name="P1" draw:layer="layout" svg:width="21.192cm" svg:height="14.048cm" svg:x="3.603cm" svg:y="3.824cm">
            <draw:image xlink:href="Pictures/10000001000003210000021364BD834E45A6584E.png" xlink:type="simple" xlink:show="embed" xlink:actuate="onLoad" draw:mime-type="image/png">
              <text:p/>
            </draw:image>
          </draw:frame>
          <draw:custom-shape draw:style-name="gr30" draw:text-style-name="P1" draw:layer="layout" svg:width="3.069cm" svg:height="1.058cm" svg:x="10.647cm" svg:y="11.32cm">
            <text:p/>
            <draw:enhanced-geometry svg:viewBox="0 0 21600 21600" draw:type="rectangle" draw:enhanced-path="M 0 0 L 21600 0 21600 21600 0 21600 0 0 Z N"/>
          </draw:custom-shape>
          <draw:polygon draw:style-name="gr31" draw:text-style-name="P1" draw:layer="layout" svg:width="11.476cm" svg:height="3.902cm" svg:x="7.937cm" svg:y="13.361cm" svg:viewBox="0 0 11477 3903" draw:points="0,0 11477,0 11477,3903 2464,3903 2464,761 17,761 17,0">
            <text:p/>
          </draw:polygon>
        </draw:g>
      </draw:page>
      <draw:page draw:name="page29" draw:style-name="dp1" draw:master-page-name="Default">
        <draw:frame draw:style-name="gr1" draw:text-style-name="P1" draw:layer="layout" svg:width="21.272cm" svg:height="14.551cm" svg:x="3.563cm" svg:y="3.572cm">
          <draw:image xlink:href="Pictures/100000010000032400000226DEF201A93986F01D.png" xlink:type="simple" xlink:show="embed" xlink:actuate="onLoad" draw:mime-type="image/png">
            <text:p/>
          </draw:image>
        </draw:frame>
      </draw:page>
      <draw:page draw:name="page30" draw:style-name="dp1" draw:master-page-name="Default">
        <draw:frame draw:style-name="gr1" draw:text-style-name="P1" draw:layer="layout" svg:width="15.451cm" svg:height="3.148cm" svg:x="0.506cm" svg:y="0.455cm">
          <draw:image xlink:href="Pictures/10000001000002480000007736B17C747113B719.png" xlink:type="simple" xlink:show="embed" xlink:actuate="onLoad" draw:mime-type="image/png">
            <text:p/>
          </draw:image>
        </draw:frame>
        <draw:frame draw:style-name="gr1" draw:text-style-name="P1" draw:layer="layout" svg:width="10.9cm" svg:height="12.038cm" svg:x="1.282cm" svg:y="6.094cm">
          <draw:image xlink:href="Pictures/100000010000019C000001C7CBFE3AEC77832552.png" xlink:type="simple" xlink:show="embed" xlink:actuate="onLoad" draw:mime-type="image/png">
            <text:p/>
          </draw:image>
        </draw:frame>
        <draw:frame draw:style-name="gr1" draw:text-style-name="P1" draw:layer="layout" svg:width="10.873cm" svg:height="12.038cm" svg:x="13.652cm" svg:y="6.072cm">
          <draw:image xlink:href="Pictures/100000010000019B000001C7C75545A8263C67C2.png" xlink:type="simple" xlink:show="embed" xlink:actuate="onLoad" draw:mime-type="image/png">
            <text:p/>
          </draw:image>
        </draw:frame>
      </draw:page>
      <draw:page draw:name="page31" draw:style-name="dp1" draw:master-page-name="Default">
        <draw:frame draw:style-name="gr1" draw:text-style-name="P1" draw:layer="layout" svg:width="10.873cm" svg:height="12.038cm" svg:x="14.49cm" svg:y="2.626cm">
          <draw:image xlink:href="Pictures/100000010000019B000001C7068638AE48083EFE.png" xlink:type="simple" xlink:show="embed" xlink:actuate="onLoad" draw:mime-type="image/png">
            <text:p/>
          </draw:image>
        </draw:frame>
        <draw:frame draw:style-name="gr1" draw:text-style-name="P1" draw:layer="layout" svg:width="10.873cm" svg:height="12.884cm" svg:x="1.931cm" svg:y="2.548cm">
          <draw:image xlink:href="Pictures/100000010000019B000001E7F9DAD2BB6D1D683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3cm" svg:stroke-color="#fe7f00" draw:marker-start-width="0.25cm" draw:marker-end="Concave" draw:marker-end-width="0.2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llout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7T16:33:12.287118439</meta:creation-date>
    <dc:date>2024-09-23T17:00:04.692592131</dc:date>
    <meta:editing-duration>PT21H27M18S</meta:editing-duration>
    <meta:editing-cycles>48</meta:editing-cycles>
    <meta:generator>LibreOffice/7.3.7.2$Linux_X86_64 LibreOffice_project/30$Build-2</meta:generator>
    <meta:document-statistic meta:object-count="299"/>
  </office:meta>
</office:document-meta>
</file>